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Tableau1" style:family="table">
      <style:table-properties style:width="9.149cm" table:align="left"/>
    </style:style>
    <style:style style:name="Tableau1.A" style:family="table-column">
      <style:table-column-properties style:column-width="0.67cm"/>
    </style:style>
    <style:style style:name="Tableau1.B" style:family="table-column">
      <style:table-column-properties style:column-width="2.826cm"/>
    </style:style>
    <style:style style:name="Tableau1.D" style:family="table-column">
      <style:table-column-properties style:column-width="2.828cm"/>
    </style:style>
    <style:style style:name="Tableau1.1" style:family="table-row">
      <style:table-row-properties style:min-row-height="0.7cm"/>
    </style:style>
    <style:style style:name="Tableau1.A1" style:family="table-cell">
      <style:table-cell-properties style:vertical-align="middle" fo:padding-left="0cm" fo:padding-right="0.101cm" fo:padding-top="0.101cm" fo:padding-bottom="0.101cm" fo:border="none"/>
    </style:style>
    <style:style style:name="Tableau1.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add9e0" fo:padding="0.097cm" fo:border="0.5pt solid #000000">
        <style:background-image/>
      </style:table-cell-properties>
    </style:style>
    <style:style style:name="Tableau1.A2" style:family="table-cell">
      <style:table-cell-properties fo:padding-left="0cm" fo:padding-right="0.101cm" fo:padding-top="0.101cm" fo:padding-bottom="0.101cm" fo:border="none"/>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1.A3" style:family="table-cell">
      <style:table-cell-properties fo:padding-left="0cm" fo:padding-right="0.101cm" fo:padding-top="0.101cm" fo:padding-bottom="0.101cm" fo:border="none"/>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0.5pt solid #000000" fo:border-top="none" fo:border-bottom="0.5pt solid #000000"/>
    </style:style>
    <style:style style:name="Tableau1.A4" style:family="table-cell">
      <style:table-cell-properties fo:padding-left="0cm" fo:padding-right="0.101cm" fo:padding-top="0.101cm" fo:padding-bottom="0.101cm" fo:border="none"/>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0.5pt solid #000000" fo:border-top="none" fo:border-bottom="0.5pt solid #000000"/>
    </style:style>
    <style:style style:name="Tableau2" style:family="table">
      <style:table-properties style:width="9.149cm" table:align="left"/>
    </style:style>
    <style:style style:name="Tableau2.A" style:family="table-column">
      <style:table-column-properties style:column-width="0.67cm"/>
    </style:style>
    <style:style style:name="Tableau2.B" style:family="table-column">
      <style:table-column-properties style:column-width="1.699cm"/>
    </style:style>
    <style:style style:name="Tableau2.C" style:family="table-column">
      <style:table-column-properties style:column-width="1.693cm"/>
    </style:style>
    <style:style style:name="Tableau2.D" style:family="table-column">
      <style:table-column-properties style:column-width="1.695cm"/>
    </style:style>
    <style:style style:name="Tableau2.F" style:family="table-column">
      <style:table-column-properties style:column-width="1.697cm"/>
    </style:style>
    <style:style style:name="Tableau2.1" style:family="table-row">
      <style:table-row-properties style:row-height="0.7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cm" fo:padding-right="0.101cm" fo:padding-top="0.101cm" fo:padding-bottom="0.101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add9e0" fo:padding="0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add9e0" fo:padding="0cm" fo:border="0.5pt solid #000000">
        <style:background-image/>
      </style:table-cell-properties>
    </style:style>
    <style:style style:name="Tableau2.2" style:family="table-row">
      <style:table-row-properties style:row-height="0.801cm"/>
    </style:style>
    <style:style style:name="Tableau2.B2" style:family="table-cell" style:data-style-name="N0">
      <style:table-cell-properties style:vertical-align="middle" fo:padding="0cm" fo:border-left="0.5pt solid #000000" fo:border-right="none" fo:border-top="none" fo:border-bottom="0.5pt solid #000000"/>
    </style:style>
    <style:style style:name="Tableau2.C2" style:family="table-cell" style:data-style-name="N0">
      <style:table-cell-properties style:vertical-align="middle" fo:padding="0cm" fo:border-left="0.5pt solid #000000" fo:border-right="none" fo:border-top="none" fo:border-bottom="0.5pt solid #000000"/>
    </style:style>
    <style:style style:name="Tableau2.D2" style:family="table-cell" style:data-style-name="N0">
      <style:table-cell-properties style:vertical-align="middle" fo:padding="0cm" fo:border-left="0.5pt solid #000000" fo:border-right="none" fo:border-top="none" fo:border-bottom="0.5pt solid #000000"/>
    </style:style>
    <style:style style:name="Tableau2.E2" style:family="table-cell" style:data-style-name="N0">
      <style:table-cell-properties style:vertical-align="middle" fo:padding="0cm" fo:border-left="0.5pt solid #000000" fo:border-right="none" fo:border-top="none" fo:border-bottom="0.5pt solid #000000"/>
    </style:style>
    <style:style style:name="Tableau2.F2" style:family="table-cell" style:data-style-name="N0">
      <style:table-cell-properties style:vertical-align="middle" fo:padding="0cm" fo:border-left="0.5pt solid #000000" fo:border-right="0.5pt solid #000000" fo:border-top="none" fo:border-bottom="0.5pt solid #000000"/>
    </style:style>
    <style:style style:name="Tableau2.B3" style:family="table-cell" style:data-style-name="N0">
      <style:table-cell-properties style:vertical-align="middle" fo:padding="0cm" fo:border-left="0.5pt solid #000000" fo:border-right="none" fo:border-top="none" fo:border-bottom="0.5pt solid #000000"/>
    </style:style>
    <style:style style:name="Tableau2.C3" style:family="table-cell" style:data-style-name="N0">
      <style:table-cell-properties style:vertical-align="middle" fo:padding="0cm" fo:border-left="0.5pt solid #000000" fo:border-right="none" fo:border-top="none" fo:border-bottom="0.5pt solid #000000"/>
    </style:style>
    <style:style style:name="Tableau2.D3" style:family="table-cell" style:data-style-name="N0">
      <style:table-cell-properties style:vertical-align="middle" fo:padding="0cm" fo:border-left="0.5pt solid #000000" fo:border-right="none" fo:border-top="none" fo:border-bottom="0.5pt solid #000000"/>
    </style:style>
    <style:style style:name="Tableau2.E3" style:family="table-cell" style:data-style-name="N0">
      <style:table-cell-properties style:vertical-align="middle" fo:padding="0cm" fo:border-left="0.5pt solid #000000" fo:border-right="none" fo:border-top="none" fo:border-bottom="0.5pt solid #000000"/>
    </style:style>
    <style:style style:name="Tableau2.F3" style:family="table-cell" style:data-style-name="N0">
      <style:table-cell-properties style:vertical-align="middle" fo:padding="0cm" fo:border-left="0.5pt solid #000000" fo:border-right="0.5pt solid #000000" fo:border-top="none" fo:border-bottom="0.5pt solid #000000"/>
    </style:style>
    <style:style style:name="Tableau2.B4" style:family="table-cell" style:data-style-name="N0">
      <style:table-cell-properties style:vertical-align="middle" fo:padding="0cm" fo:border-left="0.5pt solid #000000" fo:border-right="none" fo:border-top="none" fo:border-bottom="0.5pt solid #000000"/>
    </style:style>
    <style:style style:name="Tableau2.C4" style:family="table-cell">
      <style:table-cell-properties style:vertical-align="middle" fo:padding="0cm" fo:border-left="0.5pt solid #000000" fo:border-right="none" fo:border-top="none" fo:border-bottom="0.5pt solid #000000"/>
    </style:style>
    <style:style style:name="Tableau2.D4" style:family="table-cell" style:data-style-name="N0">
      <style:table-cell-properties style:vertical-align="middle" fo:padding="0cm" fo:border-left="0.5pt solid #000000" fo:border-right="none" fo:border-top="none" fo:border-bottom="0.5pt solid #000000"/>
    </style:style>
    <style:style style:name="Tableau2.E4" style:family="table-cell" style:data-style-name="N0">
      <style:table-cell-properties style:vertical-align="middle" fo:padding="0cm" fo:border-left="0.5pt solid #000000" fo:border-right="none" fo:border-top="none" fo:border-bottom="0.5pt solid #000000"/>
    </style:style>
    <style:style style:name="Tableau2.F4" style:family="table-cell" style:data-style-name="N0">
      <style:table-cell-properties style:vertical-align="middle" fo:padding="0cm" fo:border-left="0.5pt solid #000000" fo:border-right="0.5pt solid #000000" fo:border-top="none" fo:border-bottom="0.5pt solid #000000"/>
    </style:style>
    <style:style style:name="Tableau2.B5" style:family="table-cell" style:data-style-name="N0">
      <style:table-cell-properties style:vertical-align="middle" fo:padding="0cm" fo:border-left="0.5pt solid #000000" fo:border-right="none" fo:border-top="none" fo:border-bottom="0.5pt solid #000000"/>
    </style:style>
    <style:style style:name="Tableau2.C5" style:family="table-cell" style:data-style-name="N0">
      <style:table-cell-properties style:vertical-align="middle" fo:padding="0cm" fo:border-left="0.5pt solid #000000" fo:border-right="none" fo:border-top="none" fo:border-bottom="0.5pt solid #000000"/>
    </style:style>
    <style:style style:name="Tableau2.D5" style:family="table-cell" style:data-style-name="N0">
      <style:table-cell-properties style:vertical-align="middle" fo:padding="0cm" fo:border-left="0.5pt solid #000000" fo:border-right="none" fo:border-top="none" fo:border-bottom="0.5pt solid #000000"/>
    </style:style>
    <style:style style:name="Tableau2.E5" style:family="table-cell" style:data-style-name="N0">
      <style:table-cell-properties style:vertical-align="middle" fo:padding="0cm" fo:border-left="0.5pt solid #000000" fo:border-right="none" fo:border-top="none" fo:border-bottom="0.5pt solid #000000"/>
    </style:style>
    <style:style style:name="Tableau2.F5" style:family="table-cell" style:data-style-name="N0">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6"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master-page-name="">
      <style:paragraph-properties fo:margin-top="0cm" fo:margin-bottom="0cm" style:contextual-spacing="false" style:page-number="auto" fo:break-before="auto" fo:break-after="auto"/>
      <style:text-properties style:font-name="Bitstream Vera Sans2" fo:font-size="10pt" style:font-size-asian="10pt" style:font-size-complex="10pt"/>
    </style:style>
    <style:style style:name="P20" style:family="paragraph" style:parent-style-name="Standard">
      <style:text-properties fo:font-size="6pt" style:font-size-asian="6pt" style:font-size-complex="6pt"/>
    </style:style>
    <style:style style:name="P21" style:family="paragraph" style:parent-style-name="_5f_En-tête">
      <style:text-properties fo:font-size="16pt" fo:letter-spacing="-0.007cm" style:font-size-asian="16pt" style:font-size-complex="16pt"/>
    </style:style>
    <style:style style:name="P22" style:family="paragraph" style:parent-style-name="Standard">
      <style:paragraph-properties fo:text-align="center" style:justify-single-word="false"/>
    </style:style>
    <style:style style:name="P23" style:family="paragraph" style:parent-style-name="_5f_Paragraphe_20_livret_20_">
      <style:paragraph-properties fo:margin-top="0cm" fo:margin-bottom="0cm" style:contextual-spacing="false" fo:text-align="center" style:justify-single-word="false"/>
    </style:style>
    <style:style style:name="P24" style:family="paragraph" style:parent-style-name="_5f_Paragraphe_20_livret_20_">
      <style:paragraph-properties fo:text-align="center" style:justify-single-word="false"/>
    </style:style>
    <style:style style:name="P25" style:family="paragraph" style:parent-style-name="_5f_Paragraphe_20_livret_20_">
      <style:paragraph-properties fo:text-align="center" style:justify-single-word="false">
        <style:tab-stops>
          <style:tab-stop style:position="0.684cm"/>
        </style:tab-stops>
      </style:paragraph-properties>
    </style:style>
    <style:style style:name="P26" style:family="paragraph" style:parent-style-name="Folio">
      <style:paragraph-properties fo:text-align="center" style:justify-single-word="false"/>
      <style:text-properties fo:font-size="8pt" style:font-size-asian="8pt" style:font-size-complex="8pt"/>
    </style:style>
    <style:style style:name="P27" style:family="paragraph" style:parent-style-name="Header">
      <style:text-properties fo:font-size="14pt" style:font-size-asian="14pt" style:font-size-complex="14pt"/>
    </style:style>
    <style:style style:name="P28" style:family="paragraph" style:parent-style-name="Header">
      <style:paragraph-properties fo:text-align="end" style:justify-single-word="false"/>
      <style:text-properties fo:font-size="12pt" style:font-size-asian="12pt" style:font-size-complex="12pt"/>
    </style:style>
    <style:style style:name="P29" style:family="paragraph" style:parent-style-name="_5f_Paragraphe_20_livret_20_">
      <style:paragraph-properties fo:margin-top="0cm" fo:margin-bottom="0cm" style:contextual-spacing="false" fo:text-align="center" style:justify-single-word="false"/>
      <style:text-properties fo:font-weight="bold" style:font-weight-asian="bold" style:font-weight-complex="bold"/>
    </style:style>
    <style:style style:name="P30" style:family="paragraph" style:parent-style-name="_5f_Paragraphe_20_livret_20_">
      <style:paragraph-properties fo:text-align="center" style:justify-single-word="false"/>
      <style:text-properties fo:font-weight="bold" style:font-weight-asian="bold" style:font-weight-complex="bold"/>
    </style:style>
    <style:style style:name="P31" style:family="paragraph" style:parent-style-name="_5f_Paragraphe_20_livret_20_">
      <style:paragraph-properties fo:margin-top="0cm" fo:margin-bottom="0cm" style:contextual-spacing="false" style:line-height-at-least="0.801cm" fo:text-align="start" style:justify-single-word="false"/>
    </style:style>
    <style:style style:name="P32" style:family="paragraph" style:parent-style-name="_5f_Paragraphe_20_livret_20_">
      <style:paragraph-properties fo:margin-top="0cm" fo:margin-bottom="0cm" style:contextual-spacing="false" style:line-height-at-least="0.801cm" fo:text-align="start" style:justify-single-word="false"/>
      <style:text-properties officeooo:paragraph-rsid="00128840"/>
    </style:style>
    <style:style style:name="P33" style:family="paragraph" style:parent-style-name="_5f_Paragraphe_20_livret_20_">
      <style:text-properties fo:font-size="10pt" style:font-size-asian="10pt" style:font-size-complex="10pt"/>
    </style:style>
    <style:style style:name="P34" style:family="paragraph" style:parent-style-name="_5f_Paragraphe_20_livret_20_">
      <style:paragraph-properties>
        <style:tab-stops>
          <style:tab-stop style:position="0.041cm"/>
          <style:tab-stop style:position="0.624cm"/>
          <style:tab-stop style:position="1.281cm"/>
        </style:tab-stops>
      </style:paragraph-properties>
      <style:text-properties fo:font-size="10pt" style:font-size-asian="10pt" style:font-size-complex="10pt"/>
    </style:style>
    <style:style style:name="P35" style:family="paragraph" style:parent-style-name="_5f_Paragraphe_20_livret_20_" style:master-page-name="">
      <style:paragraph-properties style:page-number="auto"/>
      <style:text-properties fo:font-size="10pt" fo:letter-spacing="-0.007cm" style:font-size-asian="10pt" style:font-size-complex="10pt"/>
    </style:style>
    <style:style style:name="P36" style:family="paragraph" style:parent-style-name="_5f_Paragraphe_20_livret_20_">
      <style:paragraph-properties>
        <style:tab-stops>
          <style:tab-stop style:position="0.041cm"/>
          <style:tab-stop style:position="0.624cm"/>
          <style:tab-stop style:position="1.281cm"/>
        </style:tab-stops>
      </style:paragraph-properties>
    </style:style>
    <style:style style:name="P37" style:family="paragraph" style:parent-style-name="_5f_Paragraphe_20_livret_20_">
      <style:paragraph-properties>
        <style:tab-stops>
          <style:tab-stop style:position="0.684cm"/>
        </style:tab-stops>
      </style:paragraph-properties>
    </style:style>
    <style:style style:name="P38" style:family="paragraph" style:parent-style-name="_5f_Paragraphe_20_livret_20_">
      <style:paragraph-properties fo:text-align="center" style:justify-single-word="false"/>
      <style:text-properties fo:background-color="#ffff00"/>
    </style:style>
    <style:style style:name="P39" style:family="paragraph" style:parent-style-name="_5f_Paragraphe_20_livret_20_">
      <style:paragraph-properties fo:margin-top="0.101cm" fo:margin-bottom="0cm" style:contextual-spacing="false"/>
      <style:text-properties fo:color="#000000" loext:opacity="100%" style:font-name="Bitstream Vera Sans"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Standard">
      <style:paragraph-properties fo:margin-top="0.101cm" fo:margin-bottom="0cm" style:contextual-spacing="false" fo:padding="0cm" fo:border="none" style:shadow="none"/>
    </style:style>
    <style:style style:name="P41" style:family="paragraph" style:parent-style-name="Standard">
      <style:paragraph-properties fo:margin-top="0.3cm" fo:margin-bottom="0cm" style:contextual-spacing="false" fo:padding="0cm" fo:border="none" style:shadow="none"/>
    </style:style>
    <style:style style:name="P42" style:family="paragraph" style:parent-style-name="_5f_Paragraphe_20_livret_20_">
      <style:paragraph-properties fo:margin-top="0.199cm" fo:margin-bottom="0.101cm" style:contextual-spacing="false"/>
    </style:style>
    <style:style style:name="P43" style:family="paragraph" style:parent-style-name="Exo_5f_Num">
      <style:paragraph-properties fo:text-align="start" style:justify-single-word="false"/>
    </style:style>
    <style:style style:name="P44" style:family="paragraph" style:parent-style-name="Exo_5f_Num" style:list-style-name="">
      <style:paragraph-properties fo:text-align="start" style:justify-single-word="false"/>
    </style:style>
    <style:style style:name="P45" style:family="paragraph" style:parent-style-name="Exo_5f_Num">
      <style:paragraph-properties fo:margin-top="0.499cm" fo:margin-bottom="0.199cm" style:contextual-spacing="false"/>
    </style:style>
    <style:style style:name="P46" style:family="paragraph" style:parent-style-name="Exo_5f_Num">
      <style:paragraph-properties fo:margin-top="1.199cm" fo:margin-bottom="0.101cm" style:contextual-spacing="false" fo:break-before="column"/>
    </style:style>
    <style:style style:name="P47" style:family="paragraph" style:parent-style-name="Exo_5f_Num">
      <style:paragraph-properties style:shadow="none"/>
    </style:style>
    <style:style style:name="P48" style:family="paragraph" style:parent-style-name="Exo_5f_Num">
      <style:paragraph-properties fo:break-before="column"/>
    </style:style>
    <style:style style:name="P49" style:family="paragraph" style:parent-style-name="Standard" style:master-page-name="Standard">
      <style:paragraph-properties style:page-number="auto" fo:break-before="column"/>
    </style:style>
    <style:style style:name="P50" style:family="paragraph" style:parent-style-name="Standard" style:list-style-name="liste_5f_abc">
      <style:paragraph-properties fo:margin-top="0.199cm" fo:margin-bottom="0.199cm" style:contextual-spacing="false" fo:text-align="start" style:justify-single-word="false"/>
      <style:text-properties style:font-name="Bitstream Vera Sans2" fo:font-size="10pt" style:font-size-asian="10pt" style:font-size-complex="10pt"/>
    </style:style>
    <style:style style:name="P51" style:family="paragraph" style:parent-style-name="Standard" style:list-style-name="_5f_Numérotation_20_des_20_exercices_20_livrets">
      <style:paragraph-properties fo:text-align="start" style:justify-single-word="false"/>
      <style:text-properties style:font-name="Bitstream Vera Sans2" fo:font-size="10pt" style:font-size-asian="10pt" style:font-size-complex="10pt"/>
    </style:style>
    <style:style style:name="P52" style:family="paragraph" style:parent-style-name="Standard" style:list-style-name="_5f_Numérotation_20_des_20_exercices_20_livrets">
      <style:paragraph-properties fo:margin-top="0.199cm" fo:margin-bottom="0cm" style:contextual-spacing="false" fo:text-align="center" style:justify-single-word="false"/>
      <style:text-properties fo:font-size="10pt" style:font-size-asian="10pt" style:font-size-complex="10pt"/>
    </style:style>
    <style:style style:name="P53" style:family="paragraph" style:parent-style-name="Standard" style:list-style-name="_5f_Numérotation_20_des_20_exercices_20_livrets">
      <style:paragraph-properties style:line-height-at-least="0.801cm" fo:text-align="start" style:justify-single-word="false"/>
      <style:text-properties fo:color="#b3b3b3" loext:opacity="100%" style:font-name="Bitstream Vera Sans2" fo:font-size="10pt" style:font-size-asian="10pt" style:font-size-complex="10pt"/>
    </style:style>
    <style:style style:name="P54" style:family="paragraph" style:parent-style-name="Standard" style:list-style-name="liste_5f_abc">
      <style:paragraph-properties style:line-height-at-least="0.7cm" fo:text-align="start" style:justify-single-word="false"/>
      <style:text-properties fo:color="#b3b3b3" loext:opacity="100%" style:font-name="Bitstream Vera Sans2" fo:font-size="10pt" style:font-size-asian="10pt" style:font-size-complex="10pt"/>
    </style:style>
    <style:style style:name="P55" style:family="paragraph" style:parent-style-name="Standard" style:list-style-name="_5f_Numérotation_20_des_20_exercices_20_livrets">
      <style:paragraph-properties fo:text-align="center" style:justify-single-word="false"/>
    </style:style>
    <style:style style:name="P56" style:family="paragraph" style:parent-style-name="Standard" style:list-style-name="liste_5f_abc">
      <style:paragraph-properties style:line-height-at-least="0.7cm" fo:text-align="start" style:justify-single-word="false"/>
      <style:text-properties fo:color="#000000" loext:opacity="100%" style:font-name="Bitstream Vera Sans2" fo:font-size="10pt" fo:background-color="#ffff00" style:font-size-asian="10pt" style:font-size-complex="10pt"/>
    </style:style>
    <style:style style:name="P57" style:family="paragraph" style:parent-style-name="Standard" style:list-style-name="liste_5f_abc">
      <style:paragraph-properties fo:margin-top="0cm" fo:margin-bottom="0cm" style:contextual-spacing="false" style:line-height-at-least="0.7cm" fo:text-align="start" style:justify-single-word="false">
        <style:tab-stops>
          <style:tab-stop style:position="0.684cm"/>
        </style:tab-stops>
      </style:paragraph-properties>
      <style:text-properties fo:color="#000000" loext:opacity="100%" style:font-name="Bitstream Vera Sans2" fo:font-size="10pt" fo:background-color="#ffff00" style:font-size-asian="10pt" style:font-size-complex="10pt"/>
    </style:style>
    <style:style style:name="P58" style:family="paragraph" style:parent-style-name="Standard" style:list-style-name="liste_5f_abc">
      <style:paragraph-properties fo:margin-top="0cm" fo:margin-bottom="0cm" style:contextual-spacing="false" style:line-height-at-least="0.7cm" fo:text-align="start" style:justify-single-word="false">
        <style:tab-stops>
          <style:tab-stop style:position="0.684cm"/>
        </style:tab-stops>
      </style:paragraph-properties>
      <style:text-properties fo:color="#000000" loext:opacity="100%" style:font-name="Bitstream Vera Sans2" fo:font-size="10pt" officeooo:paragraph-rsid="0013d27d" fo:background-color="#ffff00" style:font-size-asian="10pt" style:font-size-complex="10pt"/>
    </style:style>
    <style:style style:name="P59" style:family="paragraph" style:parent-style-name="Standard" style:list-style-name="_5f_Numérotation_20_des_20_exercices_20_livrets">
      <style:paragraph-properties fo:margin-top="0cm" fo:margin-bottom="0cm" style:contextual-spacing="false" style:line-height-at-least="0.801cm"/>
      <style:text-properties fo:font-weight="normal" officeooo:paragraph-rsid="00128840" style:font-weight-asian="normal" style:font-weight-complex="normal"/>
    </style:style>
    <style:style style:name="P60" style:family="paragraph" style:parent-style-name="Standard" style:list-style-name="_5f_Numérotation_20_des_20_exercices_20_livrets">
      <style:paragraph-properties fo:margin-top="0cm" fo:margin-bottom="0cm" style:contextual-spacing="false" style:line-height-at-least="0.801cm"/>
    </style:style>
    <style:style style:name="P61" style:family="paragraph" style:parent-style-name="_5f_Paragraphe_20_livret_20_" style:list-style-name="liste_5f_abc">
      <style:paragraph-properties fo:margin-top="0.199cm" fo:margin-bottom="0cm" style:contextual-spacing="false"/>
    </style:style>
    <style:style style:name="P62" style:family="paragraph" style:parent-style-name="_5f_Paragraphe_20_livret_20_" style:list-style-name="liste_5f_abc">
      <style:paragraph-properties fo:margin-top="0.199cm" fo:margin-bottom="0.199cm" style:contextual-spacing="false"/>
    </style:style>
    <style:style style:name="P63" style:family="paragraph" style:parent-style-name="_5f_Paragraphe_20_livret_20_" style:list-style-name="liste_5f_abc">
      <style:paragraph-properties fo:margin-top="0.3cm" fo:margin-bottom="0.101cm" style:contextual-spacing="false"/>
    </style:style>
    <style:style style:name="P64" style:family="paragraph" style:parent-style-name="_5f_Paragraphe_20_livret_20_" style:list-style-name="liste_5f_abc">
      <style:paragraph-properties fo:margin-top="0cm" fo:margin-bottom="0cm" style:contextual-spacing="false" style:line-height-at-least="0.6cm">
        <style:tab-stops>
          <style:tab-stop style:position="0.6cm"/>
        </style:tab-stops>
      </style:paragraph-properties>
    </style:style>
    <style:style style:name="P65" style:family="paragraph" style:parent-style-name="_5f_Paragraphe_20_livret_20_" style:list-style-name="_5f_Numérotation_20_des_20_exercices_20_livrets">
      <style:paragraph-properties fo:margin-top="0cm" fo:margin-bottom="0cm" style:contextual-spacing="false" style:line-height-at-least="0.6cm"/>
    </style:style>
    <style:style style:name="P66" style:family="paragraph" style:parent-style-name="_5f_Paragraphe_20_livret_20_" style:list-style-name="liste_5f_abc">
      <style:paragraph-properties fo:margin-top="0cm" fo:margin-bottom="0cm" style:contextual-spacing="false" style:line-height-at-least="0.801cm">
        <style:tab-stops>
          <style:tab-stop style:position="0.6cm"/>
        </style:tab-stops>
      </style:paragraph-properties>
    </style:style>
    <style:style style:name="P67" style:family="paragraph" style:parent-style-name="_5f_Paragraphe_20_livret_20_" style:list-style-name="_5f_Numérotation_20_des_20_exercices_20_livrets">
      <style:paragraph-properties fo:margin-top="0cm" fo:margin-bottom="0cm" style:contextual-spacing="false" style:line-height-at-least="0.801cm"/>
    </style:style>
    <style:style style:name="P68" style:family="paragraph" style:parent-style-name="_5f_Paragraphe_20_livret_20_">
      <style:paragraph-properties fo:margin-top="0cm" fo:margin-bottom="0cm" style:contextual-spacing="false" style:line-height-at-least="0.801cm" fo:text-align="start" style:justify-single-word="false"/>
      <style:text-properties officeooo:paragraph-rsid="00128840"/>
    </style:style>
    <style:style style:name="P69" style:family="paragraph" style:parent-style-name="_5f_Paragraphe_20_livret_20_" style:list-style-name="_5f_Numérotation_20_des_20_exercices_20_livrets"/>
    <style:style style:name="P70" style:family="paragraph" style:parent-style-name="_5f_Paragraphe_20_livret_20_" style:list-style-name="_5f_Numérotation_20_des_20_exercices_20_livrets">
      <style:paragraph-properties fo:margin-top="0cm" fo:margin-bottom="0.199cm" style:contextual-spacing="false"/>
    </style:style>
    <style:style style:name="P71" style:family="paragraph" style:parent-style-name="_5f_Paragraphe_20_livret_20_" style:list-style-name="_5f_Numérotation_20_des_20_exercices_20_livrets">
      <style:paragraph-properties fo:text-align="start" style:justify-single-word="false"/>
    </style:style>
    <style:style style:name="P72" style:family="paragraph" style:parent-style-name="_5f_Paragraphe_20_livret_20_" style:list-style-name="liste_5f_abc">
      <style:paragraph-properties fo:text-align="start" style:justify-single-word="false"/>
    </style:style>
    <style:style style:name="P73" style:family="paragraph" style:parent-style-name="_5f_Paragraphe_20_livret_20_" style:list-style-name="_5f_Numérotation_20_des_20_exercices_20_livrets">
      <style:paragraph-properties fo:text-align="center" style:justify-single-word="false">
        <style:tab-stops>
          <style:tab-stop style:position="0.041cm"/>
          <style:tab-stop style:position="0.624cm"/>
          <style:tab-stop style:position="1.281cm"/>
        </style:tab-stops>
      </style:paragraph-properties>
    </style:style>
    <style:style style:name="P74" style:family="paragraph" style:parent-style-name="_5f_Paragraphe_20_livret_20_" style:list-style-name="_5f_Numérotation_20_des_20_exercices_20_livrets">
      <style:paragraph-properties fo:text-align="center" style:justify-single-word="false">
        <style:tab-stops>
          <style:tab-stop style:position="0.684cm"/>
        </style:tab-stops>
      </style:paragraph-properties>
      <style:text-properties officeooo:paragraph-rsid="0013d27d"/>
    </style:style>
    <style:style style:name="P75" style:family="paragraph" style:parent-style-name="_5f_Paragraphe_20_livret_20_" style:list-style-name="liste_5f_abc">
      <style:paragraph-properties fo:text-align="center" style:justify-single-word="false"/>
    </style:style>
    <style:style style:name="P76" style:family="paragraph" style:parent-style-name="_5f_Paragraphe_20_livret_20_" style:list-style-name="_5f_Numérotation_20_des_20_exercices_20_livrets"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shadow="none">
        <style:tab-stops>
          <style:tab-stop style:position="0.628cm"/>
          <style:tab-stop style:position="0.684cm"/>
        </style:tab-stops>
      </style:paragraph-properties>
      <style:text-properties officeooo:rsid="0013d27d" officeooo:paragraph-rsid="0013d27d" fo:background-color="#fff200"/>
    </style:style>
    <style:style style:name="P77" style:family="paragraph" style:parent-style-name="_5f_Paragraphe_20_livret_20_" style:list-style-name="_5f_Numérotation_20_des_20_exercices_20_livrets">
      <style:paragraph-properties fo:margin-top="0cm" fo:margin-bottom="0cm" style:contextual-spacing="false" style:line-height-at-least="0.801cm"/>
      <style:text-properties fo:font-size="10pt" fo:font-style="normal" style:font-size-asian="10pt" style:font-style-asian="normal" style:font-size-complex="10pt" style:font-style-complex="normal"/>
    </style:style>
    <style:style style:name="P78" style:family="paragraph" style:parent-style-name="_5f_Paragraphe_20_livret_20_" style:list-style-name="_5f_Numérotation_20_des_20_exercices_20_livrets">
      <style:paragraph-properties fo:margin-top="0cm" fo:margin-bottom="0cm" style:contextual-spacing="false" style:line-height-at-least="0.801cm" fo:text-align="start" style:justify-single-word="false"/>
      <style:text-properties fo:font-size="10pt" fo:font-style="normal" style:font-size-asian="10pt" style:font-style-asian="normal" style:font-size-complex="10pt" style:font-style-complex="normal"/>
    </style:style>
    <style:style style:name="P79" style:family="paragraph" style:parent-style-name="_5f_Paragraphe_20_livret_20_">
      <style:paragraph-properties fo:margin-top="0cm" fo:margin-bottom="0cm" style:contextual-spacing="false" style:line-height-at-least="0.801cm" fo:text-align="start" style:justify-single-word="false"/>
      <style:text-properties fo:font-size="10pt" fo:font-style="normal" style:font-size-asian="10pt" style:font-style-asian="normal" style:font-size-complex="10pt" style:font-style-complex="normal"/>
    </style:style>
    <style:style style:name="P80" style:family="paragraph" style:parent-style-name="_5f_Paragraphe_20_livret_20_" style:list-style-name="liste_5f_abc">
      <style:paragraph-properties fo:margin-top="0.3cm" fo:margin-bottom="0cm" style:contextual-spacing="false"/>
      <style:text-properties fo:font-style="normal" style:font-style-asian="normal" style:font-style-complex="normal"/>
    </style:style>
    <style:style style:name="P81" style:family="paragraph" style:parent-style-name="_5f_Paragraphe_20_livret_20_" style:list-style-name="_5f_Numérotation_20_des_20_exercices_20_livrets">
      <style:paragraph-properties fo:margin-top="0cm" fo:margin-bottom="0cm" style:contextual-spacing="false" fo:line-height="100%"/>
    </style:style>
    <style:style style:name="P82" style:family="paragraph" style:parent-style-name="_5f_Paragraphe_20_livret_20_" style:list-style-name="liste_5f_abc">
      <style:paragraph-properties fo:margin-top="0.3cm" fo:margin-bottom="0.101cm" style:contextual-spacing="false"/>
      <style:text-properties fo:font-weight="normal" style:font-weight-asian="normal" style:font-weight-complex="normal"/>
    </style:style>
    <style:style style:name="P83" style:family="paragraph" style:parent-style-name="_5f_Paragraphe_20_livret_20_" style:list-style-name="liste_5f_abc">
      <style:paragraph-properties fo:margin-top="0.3cm" fo:margin-bottom="0cm" style:contextual-spacing="false"/>
      <style:text-properties fo:font-weight="normal" style:font-weight-asian="normal" style:font-weight-complex="normal"/>
    </style:style>
    <style:style style:name="P84" style:family="paragraph" style:parent-style-name="_5f_Paragraphe_20_livret_20_" style:list-style-name="_5f_Numérotation_20_des_20_exercices_20_livrets">
      <style:paragraph-properties fo:margin-top="0cm" fo:margin-bottom="0cm" style:contextual-spacing="false" fo:line-height="100%"/>
      <style:text-properties fo:font-weight="normal" style:font-weight-asian="normal" style:font-weight-complex="normal"/>
    </style:style>
    <style:style style:name="P85" style:family="paragraph" style:parent-style-name="_5f_Paragraphe_20_livret_20_" style:list-style-name="liste_5f_abc">
      <style:paragraph-properties fo:margin-top="0.3cm" fo:margin-bottom="0cm" style:contextual-spacing="false" fo:line-height="100%"/>
      <style:text-properties fo:font-weight="normal" style:font-weight-asian="normal" style:font-weight-complex="normal"/>
    </style:style>
    <style:style style:name="P86" style:family="paragraph" style:parent-style-name="_5f_Paragraphe_20_livret_20_" style:list-style-name="_5f_Numérotation_20_des_20_exercices_20_livrets">
      <style:paragraph-properties fo:margin-top="0cm" fo:margin-bottom="0cm" style:contextual-spacing="false" style:line-height-at-least="0.801cm"/>
      <style:text-properties fo:font-weight="normal" style:font-weight-asian="normal" style:font-weight-complex="normal"/>
    </style:style>
    <style:style style:name="P87" style:family="paragraph" style:parent-style-name="_5f_Paragraphe_20_livret_20_">
      <style:paragraph-properties fo:margin-top="0cm" fo:margin-bottom="0cm" style:contextual-spacing="false" style:line-height-at-least="0.801cm"/>
      <style:text-properties fo:font-weight="normal" style:font-weight-asian="normal" style:font-weight-complex="normal"/>
    </style:style>
    <style:style style:name="P88" style:family="paragraph" style:parent-style-name="_5f_Paragraphe_20_livret_20_">
      <style:paragraph-properties fo:text-align="center" style:justify-single-word="false"/>
      <style:text-properties fo:background-color="transparent"/>
    </style:style>
    <style:style style:name="P89" style:family="paragraph" style:parent-style-name="_5f_Paragraphe_20_livret_20_réponse_20_pointillé" style:list-style-name="liste_5f_abc">
      <style:paragraph-properties fo:margin-top="0.199cm" fo:margin-bottom="0cm" style:contextual-spacing="false" fo:text-align="start" style:justify-single-word="false"/>
      <style:text-properties fo:color="#000000" loext:opacity="100%" fo:background-color="#ffff00"/>
    </style:style>
    <style:style style:name="P90" style:family="paragraph" style:parent-style-name="_5f_Paragraphe_20_livret_20_réponse_20_pointillé" style:list-style-name="liste_5f_abc">
      <style:paragraph-properties fo:margin-top="0.199cm" fo:margin-bottom="0cm" style:contextual-spacing="false"/>
      <style:text-properties fo:color="#000000" loext:opacity="100%" fo:background-color="#ffff00"/>
    </style:style>
    <style:style style:name="P91" style:family="paragraph" style:parent-style-name="_5f_Pied_20_de_20_page" style:list-style-name=""/>
    <style:style style:name="P92" style:family="paragraph" style:parent-style-name="_5f_Pied_20_de_20_page" style:list-style-name="">
      <style:paragraph-properties fo:text-align="end" style:justify-single-word="false"/>
    </style:style>
    <style:style style:name="P93" style:family="paragraph" style:parent-style-name="_5f_Pied_20_de_20_page">
      <style:paragraph-properties fo:text-align="end" style:justify-single-word="false"/>
    </style:style>
    <style:style style:name="P9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5"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97" style:shadow="non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_5f_Titre_20_d_27_exercices_20_livret_20_sans_20_titre" style:list-style-name="_5f_Numérotation_20_des_20_exercices_20_livrets">
      <style:paragraph-properties fo:margin-top="0.3cm" fo:margin-bottom="0.199cm" style:contextual-spacing="false"/>
    </style:style>
    <style:style style:name="P97"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style>
    <style:style style:name="P9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fo:text-indent="0cm"/>
    </style:style>
    <style:style style:name="P100"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style>
    <style:style style:name="P10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loext:color-lum-mod="100%" loext:color-lum-off="0%" style:text-outline="false" style:text-line-through-style="none" style:text-line-through-type="none" style:font-name="Liberation Sans" fo:font-size="13pt" fo:font-style="normal" fo:text-shadow="none" style:text-underline-style="none" fo:font-weight="bold" style:letter-kerning="true" style:font-name-asian="Microsoft YaHei" style:font-size-asian="13pt" style:font-style-asian="normal" style:font-weight-asian="bold" style:font-name-complex="Lucida Sans1" style:font-size-complex="13pt" style:font-style-complex="normal" style:font-weight-complex="bold" style:text-emphasize="none" style:font-relief="none" style:text-overline-style="none" style:text-overline-color="font-color"/>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0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0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07" style:family="paragraph">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108" style:family="paragraph">
      <loext:graphic-properties draw:fill-color="#e8c32a"/>
      <style:paragraph-properties fo:margin-top="0cm" fo:margin-bottom="0.199cm" fo:text-align="center" style:writing-mode="lr-tb"/>
      <style:text-properties fo:color="#ffffff" loext:opacity="100%" loext:color-lum-mod="100%" loext:color-lum-off="0%" style:font-name="Bitstream Vera Sans2" fo:font-size="11pt" fo:font-weight="bold" style:font-size-asian="11pt" style:font-weight-asian="bold" style:font-size-complex="11pt" style:font-weight-complex="bold"/>
    </style:style>
    <style:style style:name="P10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1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1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2"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4" style:family="paragraph">
      <style:paragraph-properties fo:text-align="center"/>
    </style:style>
    <style:style style:name="P115" style:family="paragraph">
      <loext:graphic-properties draw:fill="none" draw:fill-color="#ffffff"/>
      <style:paragraph-properties fo:text-align="center" style:writing-mode="lr-tb"/>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P116" style:family="paragraph">
      <loext:graphic-properties draw:fill="solid" draw:fill-color="#1ca2b8"/>
    </style:style>
    <style:style style:name="P117" style:family="paragraph">
      <loext:graphic-properties draw:fill="solid" draw:fill-color="#1ca2b8"/>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style:font-name="Bitstream Vera Sans2"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5" style:family="text">
      <style:text-properties style:font-name="OpenSymbol"/>
    </style:style>
    <style:style style:name="T6" style:family="text">
      <style:text-properties style:font-name="OpenSymbol" fo:font-style="normal" style:font-style-asian="normal" style:font-style-complex="normal"/>
    </style:style>
    <style:style style:name="T7" style:family="text">
      <style:text-properties style:font-name="OpenSymbol"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8" style:family="text">
      <style:text-properties style:font-name="OpenSymbol" fo:font-size="10pt" fo:font-style="normal" style:text-underline-style="none" fo:font-weight="normal" fo:background-color="transparent" loext:char-shading-value="0" style:font-size-asian="10pt" style:font-style-asian="normal" style:font-weight-asian="normal" style:font-style-complex="normal" style:font-weight-complex="normal"/>
    </style:style>
    <style:style style:name="T9" style:family="text">
      <style:text-properties fo:color="#000000" loext:opacity="100%"/>
    </style:style>
    <style:style style:name="T10" style:family="text">
      <style:text-properties fo:color="#000000" loext:opacity="100%" fo:background-color="transparent" loext:char-shading-value="0"/>
    </style:style>
    <style:style style:name="T11" style:family="text">
      <style:text-properties fo:color="#000000" loext:opacity="100%" fo:font-size="10pt" fo:font-style="normal" fo:font-weight="normal"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2" style:family="text">
      <style:text-properties fo:color="#000000" loext:opacity="100%" fo:font-size="10pt" fo:font-style="normal" fo:background-color="#ffff00" loext:char-shading-value="0" style:font-size-asian="10pt" style:font-style-asian="normal" style:font-size-complex="10pt" style:font-style-complex="normal"/>
    </style:style>
    <style:style style:name="T13" style:family="text">
      <style:text-properties fo:color="#000000" loext:opacity="100%" fo:font-size="10pt" fo:background-color="#ffff00" loext:char-shading-value="0"/>
    </style:style>
    <style:style style:name="T14" style:family="text">
      <style:text-properties fo:color="#000000" loext:opacity="100%" fo:font-size="10pt" fo:background-color="#ffff00" loext:char-shading-value="0" style:font-size-asian="10pt" style:font-size-complex="10pt"/>
    </style:style>
    <style:style style:name="T15" style:family="text">
      <style:text-properties fo:color="#000000" loext:opacity="100%" style:font-name="OpenSymbol1" fo:font-size="10pt"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 style:family="text">
      <style:text-properties fo:color="#000000" loext:opacity="100%" fo:background-color="#ffff00" loext:char-shading-value="0"/>
    </style:style>
    <style:style style:name="T17" style:family="text">
      <style:text-properties fo:color="#000000" loext:opacity="100%" fo:font-style="normal" fo:background-color="#ffff00" loext:char-shading-value="0" style:font-style-asian="normal" style:font-style-complex="normal"/>
    </style:style>
    <style:style style:name="T18" style:family="text">
      <style:text-properties fo:color="#000000" loext:opacity="100%" style:font-name="Symbol" fo:font-size="10pt" fo:background-color="#ffff00" loext:char-shading-value="0" style:font-name-asian="Symbol" style:font-name-complex="Symbol"/>
    </style:style>
    <style:style style:name="T19" style:family="text">
      <style:text-properties style:text-underline-style="none" fo:font-weight="normal" style:font-size-asian="13.3000001907349pt" style:font-style-asian="normal" style:font-weight-asian="normal" style:font-size-complex="13.3000001907349pt" style:font-style-complex="normal" style:font-weight-complex="normal"/>
    </style:style>
    <style:style style:name="T20" style:family="text">
      <style:text-properties fo:color="#b3b3b3" loext:opacity="100%" fo:background-color="transparent" loext:char-shading-value="0"/>
    </style:style>
    <style:style style:name="T21" style:family="text">
      <style:text-properties fo:font-style="normal" style:font-style-asian="normal" style:font-style-complex="normal"/>
    </style:style>
    <style:style style:name="T22" style:family="text">
      <style:text-properties fo:font-style="normal" fo:font-weight="normal" fo:background-color="transparent" loext:char-shading-value="0" style:font-style-asian="normal" style:font-weight-asian="normal" style:font-style-complex="normal" style:font-weight-complex="normal"/>
    </style:style>
    <style:style style:name="T23" style:family="text">
      <style:text-properties style:font-name="OpenSymbol1" style:font-name-asian="OpenSymbol1" style:font-name-complex="OpenSymbol1"/>
    </style:style>
    <style:style style:name="T24" style:family="text">
      <style:text-properties style:font-name="OpenSymbol1" fo:font-size="10pt" fo:font-weight="normal" fo:background-color="transparent" loext:char-shading-value="0" style:font-name-asian="OpenSymbol1" style:font-size-asian="10pt" style:font-weight-asian="normal" style:font-name-complex="OpenSymbol1" style:font-size-complex="10pt"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size="10pt" fo:font-weight="normal" fo:background-color="transparent" loext:char-shading-value="0" style:font-size-asian="10pt" style:font-weight-asian="normal" style:font-size-complex="10pt" style:font-weight-complex="normal"/>
    </style:style>
    <style:style style:name="T28" style:family="text">
      <style:text-properties style:font-size-complex="10pt"/>
    </style:style>
    <style:style style:name="T29" style:family="text">
      <style:text-properties fo:color="#e8c32a" loext:opacity="100%" fo:font-weight="bold" style:font-weight-asian="bold" style:font-weight-complex="bold"/>
    </style:style>
    <style:style style:name="T30" style:family="text">
      <style:text-properties style:use-window-font-color="true" loext:opacity="0%" fo:font-size="10pt" fo:background-color="#ffff00" loext:char-shading-value="0" style:font-size-asian="10pt" style:font-size-complex="10pt"/>
    </style:style>
    <style:style style:name="T31" style:family="text">
      <style:text-properties style:use-window-font-color="true" loext:opacity="0%" fo:font-size="10pt" fo:font-style="normal" fo:background-color="#ffff00" loext:char-shading-value="0" style:font-size-asian="10pt" style:font-style-asian="normal" style:font-size-complex="10pt" style:font-style-complex="normal"/>
    </style:style>
    <style:style style:name="T32" style:family="text">
      <style:text-properties style:use-window-font-color="true" loext:opacity="0%"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loext:opacity="0%" fo:font-size="10pt" fo:font-style="normal" style:text-underline-style="none" fo:font-weight="normal" fo:background-color="#ffff00"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loext:opacity="0%" style:font-name="Symbol" fo:font-size="10pt" fo:font-style="normal" fo:background-color="#ffff00" loext:char-shading-value="0" style:font-name-asian="Symbol" style:font-size-asian="10pt" style:font-style-asian="normal" style:font-name-complex="Symbol" style:font-size-complex="10pt" style:font-style-complex="normal"/>
    </style:style>
    <style:style style:name="T35" style:family="text">
      <style:text-properties style:use-window-font-color="true" loext:opacity="0%" style:text-line-through-style="solid" style:text-line-through-type="single" fo:font-size="10pt" fo:font-style="normal" fo:background-color="#ffff00" loext:char-shading-value="0" style:font-size-asian="10pt" style:font-style-asian="normal" style:font-size-complex="10pt" style:font-style-complex="normal"/>
    </style:style>
    <style:style style:name="T36" style:family="text">
      <style:text-properties style:use-window-font-color="true" loext:opacity="0%" style:text-underline-style="none" fo:font-weight="normal" fo:background-color="#ffff00" loext:char-shading-value="0" style:font-size-asian="13.3000001907349pt" style:font-style-asian="normal" style:font-weight-asian="normal" style:font-size-complex="13.3000001907349pt" style:font-style-complex="normal" style:font-weight-complex="normal"/>
    </style:style>
    <style:style style:name="T37" style:family="text">
      <style:text-properties style:use-window-font-color="true" loext:opacity="0%" style:text-underline-style="none" fo:font-weight="normal" style:font-size-asian="13.3000001907349pt" style:font-style-asian="normal" style:font-weight-asian="normal" style:font-size-complex="13.3000001907349pt" style:font-style-complex="normal" style:font-weight-complex="normal"/>
    </style:style>
    <style:style style:name="T38" style:family="text">
      <style:text-properties style:use-window-font-color="true" loext:opacity="0%" fo:background-color="#ffff00" loext:char-shading-value="0"/>
    </style:style>
    <style:style style:name="T39" style:family="text">
      <style:text-properties style:use-window-font-color="true" loext:opacity="0%"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officeooo:rsid="0013d27d"/>
    </style:style>
    <style:style style:name="T41" style:family="text">
      <style:text-properties officeooo:rsid="0014a5e7"/>
    </style:style>
    <style:style style:name="T42"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style>
    <style:style style:name="T43" style:family="text">
      <style:text-properties fo:font-variant="normal" fo:text-transform="none" fo:color="#ff3333" loext:opacity="100%" style:text-outline="false" style:text-line-through-style="none" style:text-line-through-type="none" style:font-name="Liberation Sans" fo:font-size="13pt" fo:font-style="normal" fo:text-shadow="none" style:text-underline-style="none" fo:font-weight="bold" style:letter-kerning="true" style:font-name-asian="Microsoft YaHei" style:font-size-asian="13pt" style:font-style-asian="normal" style:font-weight-asian="bold" style:font-name-complex="Lucida Sans1" style:font-size-complex="13pt" style:font-style-complex="normal" style:font-weight-complex="bold"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5"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6" style:family="text">
      <style:text-properties fo:color="#ffffff" loext:opacity="100%" style:font-name="Bitstream Vera Sans2" fo:font-size="11pt" fo:font-weight="bold" style:font-size-asian="11pt" style:font-weight-asian="bold" style:font-size-complex="11pt" style:font-weight-complex="bold"/>
    </style:style>
    <style:style style:name="T47"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8"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9"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553*" fo:start-indent="0cm" fo:end-indent="0.249cm"/>
          <style:column style:rel-width="2550*"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style:column style:rel-width="2409*" fo:start-indent="0cm" fo:end-indent="0.249cm"/>
          <style:column style:rel-width="2694*" fo:start-indent="0.249cm" fo:end-indent="0cm"/>
        </style:columns>
      </style:section-properties>
    </style:style>
    <style:style style:name="Sect5" style:family="section">
      <style:section-properties text:dont-balance-text-columns="false" style:editable="false">
        <style:columns fo:column-count="3" fo:column-gap="0.3cm">
          <style:column-sep style:width="0.021cm" style:color="#b2b2b2"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width="0.3cm" draw:marker-start-center="false"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26cm" svg:stroke-color="#000000" draw:marker-start-width="0.3cm" draw:marker-start-center="false"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5" style:family="graphic">
      <style:graphic-properties draw:stroke="none" draw:stroke-dash="Dashed_20__28_var_29__20_7281"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6" style:family="graphic">
      <style:graphic-properties draw:stroke="none" draw:stroke-dash="Dashed_20__28_var_29__20_7282"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7" style:family="graphic">
      <style:graphic-properties draw:stroke="none" draw:stroke-dash="Dashed_20__28_var_29__20_7283"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8"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none" draw:stroke-dash="Dashed_20__28_var_29__20_5613"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0" style:family="graphic">
      <style:graphic-properties draw:stroke="none" draw:stroke-dash="Dashed_20__28_var_29__20_5614"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1" style:family="graphic">
      <style:graphic-properties draw:stroke="none" draw:stroke-dash="Dashed_20__28_var_29__20_5615" svg:stroke-width="0cm" svg:stroke-color="#000000" draw:marker-start-width="0.3cm" draw:marker-start-center="false"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2" style:family="graphic">
      <style:graphic-properties draw:stroke="solid" svg:stroke-width="0.028cm" svg:stroke-color="#ff3333" draw:marker-start-width="0.312cm" draw:marker-start-center="false" draw:marker-end-width="0.31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53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fo:margin-left="0.499cm" fo:margin-right="0cm" fo:margin-top="0.499cm" fo:margin-bottom="0.499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66cm" draw:shadow="hidden" draw:shadow-offset-x="0.3cm" draw:shadow-offset-y="0.3cm" draw:shadow-color="#808080" style:run-through="foreground"/>
      <style:paragraph-properties style:writing-mode="lr-tb"/>
    </style:style>
    <style:style style:name="gr17" style:family="graphic">
      <style:graphic-properties draw:stroke="solid" svg:stroke-width="0.019cm" svg:stroke-color="#000000" draw:marker-start-width="0.199cm" draw:marker-start-center="false" draw:marker-end-width="0.19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5cm" fo:min-width="0.266cm" draw:shadow="hidden" draw:shadow-offset-x="0.3cm" draw:shadow-offset-y="0.3cm" draw:shadow-color="#808080" style:run-through="foreground"/>
      <style:paragraph-properties style:writing-mode="lr-tb"/>
    </style:style>
    <style:style style:name="gr1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5cm" fo:min-width="0.242cm" draw:shadow="hidden" draw:shadow-offset-x="0.3cm" draw:shadow-offset-y="0.3cm" draw:shadow-color="#808080" style:run-through="foreground"/>
      <style:paragraph-properties style:writing-mode="lr-tb"/>
    </style:style>
    <style:style style:name="gr20"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376cm" fo:min-width="1.115cm" draw:shadow="hidden" draw:shadow-offset-x="0.3cm" draw:shadow-offset-y="0.3cm" draw:shadow-color="#808080" style:run-through="foreground"/>
      <style:paragraph-properties style:writing-mode="lr-tb"/>
    </style:style>
    <style:style style:name="gr21"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79cm" draw:shadow="hidden" draw:shadow-offset-x="0.3cm" draw:shadow-offset-y="0.3cm" draw:shadow-color="#808080" style:run-through="foreground"/>
      <style:paragraph-properties style:writing-mode="lr-tb"/>
    </style:style>
    <style:style style:name="gr22"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49cm" draw:shadow="hidden" draw:shadow-offset-x="0.3cm" draw:shadow-offset-y="0.3cm" draw:shadow-color="#808080" style:run-through="foreground"/>
      <style:paragraph-properties style:writing-mode="lr-tb"/>
    </style:style>
    <style:style style:name="gr23"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275cm" draw:shadow="hidden" draw:shadow-offset-x="0.3cm" draw:shadow-offset-y="0.3cm" draw:shadow-color="#808080" style:run-through="foreground"/>
      <style:paragraph-properties style:writing-mode="lr-tb"/>
    </style:style>
    <style:style style:name="gr24"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25" style:family="graphic">
      <style:graphic-properties fo:margin-left="0.4cm" fo:margin-right="0.101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draw:stroke-dash="Dashed_20__28_var_29__20_68"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80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 style:family="graphic">
      <style:graphic-properties draw:stroke="none" draw:stroke-dash="Dashed_20__28_var_29__20_69"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45cm" fo:min-width="0.2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 style:family="graphic">
      <style:graphic-properties draw:stroke="none" draw:stroke-dash="Dashed_20__28_var_29__20_70"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15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none" draw:stroke-dash="Dashed_20__28_var_29__20_71"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45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 style:family="graphic">
      <style:graphic-properties draw:stroke="none" draw:stroke-dash="Dashed_20__28_var_29__20_72" svg:stroke-width="0.019cm" svg:stroke-color="#000000" draw:marker-start-width="0.205cm" draw:marker-start-center="false" draw:marker-end-width="0.20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style:shrink-to-fit="false" draw:fit-to-contour="false" fo:max-height="0cm" fo:max-width="0cm" fo:min-height="0.415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3"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1.027cm" fo:min-width="8.204cm" draw:shadow="hidden" draw:shadow-offset-x="0.3cm" draw:shadow-offset-y="0.3cm" draw:shadow-color="#808080" style:run-through="foreground"/>
      <style:paragraph-properties style:writing-mode="lr-tb"/>
    </style:style>
    <style:style style:name="gr34" style:family="graphic">
      <style:graphic-properties draw:stroke="solid" svg:stroke-width="0.019cm" svg:stroke-color="#000000" draw:marker-start-width="0.231cm" draw:marker-start-center="fals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8.2cm" draw:shadow="hidden" draw:shadow-offset-x="0.3cm" draw:shadow-offset-y="0.3cm" draw:shadow-color="#808080" style:run-through="foreground"/>
      <style:paragraph-properties style:writing-mode="lr-tb"/>
    </style:style>
    <style:style style:name="gr3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79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852cm" draw:shadow="hidden" draw:shadow-offset-x="0.3cm" draw:shadow-offset-y="0.3cm" draw:shadow-color="#808080" style:run-through="foreground"/>
      <style:paragraph-properties style:writing-mode="lr-tb"/>
    </style:style>
    <style:style style:name="gr38"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1.879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000000" draw:marker-start-width="0.33cm" draw:marker-start-center="false" draw:marker-end-width="0.33cm" draw:marker-end-center="false" draw:fill="none" draw:fill-color="#ffffff" fo:min-height="0.413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236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222cm" draw:shadow="hidden" draw:shadow-offset-x="0.3cm" draw:shadow-offset-y="0.3cm" draw:shadow-color="#808080" style:run-through="foreground"/>
      <style:paragraph-properties style:writing-mode="lr-tb"/>
    </style:style>
    <style:style style:name="gr42"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3cm" fo:min-width="0.319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width="0.33cm" draw:marker-start-center="false" draw:marker-end-width="0.33cm" draw:marker-end-center="false" draw:fill="none" draw:fill-color="#ffffff" fo:min-height="0.432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width="0.33cm" draw:marker-start-center="false" draw:marker-end-width="0.33cm" draw:marker-end-center="false" draw:fill="none" draw:fill-color="#ffffff" fo:min-height="0.43cm" draw:shadow="hidden" draw:shadow-offset-x="0.3cm" draw:shadow-offset-y="0.3cm" draw:shadow-color="#808080" style:run-through="foreground"/>
      <style:paragraph-properties style:writing-mode="lr-tb"/>
    </style:style>
    <style:style style:name="gr45" style:family="graphic">
      <style:graphic-properties draw:stroke="none" svg:stroke-width="0.019cm" svg:stroke-color="#000000" draw:marker-start-width="0.33cm" draw:marker-start-center="false" draw:marker-end-width="0.33cm" draw:marker-end-center="false" draw:fill="none" draw:fill-color="#ffffff" fo:min-height="0.422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true" fo:min-height="0.415cm" fo:min-width="0.309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0.25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width="0.231cm" draw:marker-start-center="false" draw:marker-end-width="0.231cm" draw:marker-end-center="false" draw:fill="none" draw:fill-color="#ffffff" draw:textarea-horizontal-align="left" draw:auto-grow-height="true" draw:auto-grow-width="false" fo:min-height="0.415cm" fo:min-width="0.185cm" draw:shadow="hidden" draw:shadow-offset-x="0.3cm" draw:shadow-offset-y="0.3cm" draw:shadow-color="#808080" style:run-through="foreground"/>
      <style:paragraph-properties style:writing-mode="lr-tb"/>
    </style:style>
    <style:style style:name="gr49"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49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24cm" draw:shadow="hidden" draw:shadow-offset-x="0.3cm" draw:shadow-offset-y="0.3cm" draw:shadow-color="#808080" style:run-through="foreground"/>
      <style:paragraph-properties style:writing-mode="lr-tb"/>
    </style:style>
    <style:style style:name="gr53"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28cm" draw:shadow="hidden" draw:shadow-offset-x="0.3cm" draw:shadow-offset-y="0.3cm" draw:shadow-color="#808080" style:run-through="foreground"/>
      <style:paragraph-properties style:writing-mode="lr-tb"/>
    </style:style>
    <style:style style:name="gr54"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13cm" fo:min-width="0.219cm" draw:shadow="hidden" draw:shadow-offset-x="0.3cm" draw:shadow-offset-y="0.3cm" draw:shadow-color="#808080" style:run-through="foreground"/>
      <style:paragraph-properties style:writing-mode="lr-tb"/>
    </style:style>
    <style:style style:name="gr5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h text:style-name="P95" text:outline-level="1"><draw:g text:anchor-type="paragraph" draw:z-index="25" draw:name="Forme5" draw:style-name="gr1"><draw:custom-shape draw:style-name="gr24" draw:text-style-name="P108" svg:width="3.964cm" svg:height="0.641cm" draw:transform="skewX (0.00279252680319092) rotate (0.0872664625997165) translate (2547.479125cm 2550.84569444444cm)"><text:p text:style-name="P107"><text:span text:style-name="T46">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18"><draw:text-box fo:min-height="3.93cm"><text:section text:style-name="Sect1" text:name="Section4"><text:p text:style-name="P19"/><text:p text:style-name="P40"><text:span text:style-name="_5f_Niveau_5f_jaune"><text:span text:style-name="T4">Peut-on construire le triangle COR avec CO </text:span></text:span><text:span text:style-name="_5f_Niveau_5f_jaune"><text:span text:style-name="T7">=</text:span></text:span><text:span text:style-name="_5f_Niveau_5f_jaune"><text:span text:style-name="T4"> 5 cm ; OR </text:span></text:span><text:span text:style-name="_5f_Niveau_5f_jaune"><text:span text:style-name="T7">=</text:span></text:span><text:span text:style-name="_5f_Niveau_5f_jaune"><text:span text:style-name="T4"> 6 cm et RC </text:span></text:span><text:span text:style-name="_5f_Niveau_5f_jaune"><text:span text:style-name="T7">=</text:span></text:span><text:span text:style-name="_5f_Niveau_5f_jaune"><text:span text:style-name="T4"> 4 cm ?</text:span></text:span></text:p><text:p text:style-name="P41"><text:span text:style-name="Bold_5f_niv1"><text:span text:style-name="T28">Correction</text:span></text:span></text:p><text:p text:style-name="P35">Dans le triangle COR, [OR] est le plus grand côté.</text:p><text:p text:style-name="P33">Donc on calcule la somme des deux autres : RC <text:span text:style-name="T23"></text:span> CO = 4 <text:span text:style-name="T23"></text:span> 5 <text:span text:style-name="_5f_Niveau_5f_jaune"><text:span text:style-name="T8">=</text:span></text:span> 9 .</text:p><text:p text:style-name="P39"><text:span text:style-name="_5f_Niveau_5f_rouge"><text:span text:style-name="T27">Comme OR &lt; RC </text:span></text:span><text:span text:style-name="_5f_Niveau_5f_rouge"><text:span text:style-name="T24"></text:span></text:span><text:span text:style-name="_5f_Niveau_5f_rouge"><text:span text:style-name="T27"> CO, le triangle COR est constructible.</text:span></text:span></text:p></text:section></draw:text-box></draw:frame></text:h>
      <text:list xml:id="list1394939912" text:style-name="Num_5f_Exo">
        <text:list-item>
          <text:h text:style-name="Exo_5f_Num" text:outline-level="1"><text:span text:style-name="_5f_Niveau_5f_rouge"><text:span text:style-name="T22"> </text:span></text:span>Écris les trois inégalités triangulaires.</text:h>
        </text:list-item>
      </text:list>
      <text:section text:style-name="Sect2" text:name="Section22">
        <text:list xml:id="list3505556681" text:style-name="liste_5f_abc">
          <text:list-item>
            <text:p text:style-name="P50">Dans le triangle RST.</text:p>
          </text:list-item>
        </text:list>
        <text:list xml:id="list4046939249" text:style-name="_5f_Numérotation_20_des_20_exercices_20_livrets">
          <text:list-item>
            <text:list>
              <text:list-header>
                <text:p text:style-name="P52"><draw:g text:anchor-type="as-char" svg:y="0cm" draw:z-index="19" draw:name="Forme6" draw:style-name="gr32"><draw:polygon draw:style-name="gr31" draw:text-style-name="P110" svg:width="1.953cm" svg:height="1.093cm" svg:x="0.266cm" svg:y="0.349cm" svg:viewBox="0 0 1954 1094" draw:points="437,0 0,1094 1954,1094"><text:p/></draw:polygon><draw:frame draw:style-name="gr51" draw:text-style-name="P112" svg:width="0.249cm" svg:height="0.414cm" svg:x="0.596cm" svg:y="0cm"><draw:text-box><text:p text:style-name="P99"><text:span text:style-name="T47">R</text:span></text:p></draw:text-box></draw:frame><draw:frame draw:style-name="gr53" draw:text-style-name="P112" svg:width="0.228cm" svg:height="0.414cm" svg:x="0cm" svg:y="1.275cm"><draw:text-box><text:p text:style-name="P99"><text:span text:style-name="T47">S</text:span></text:p></draw:text-box></draw:frame><draw:frame draw:style-name="gr54" draw:text-style-name="P112" svg:width="0.219cm" svg:height="0.414cm" svg:x="2.307cm" svg:y="1.298cm"><draw:text-box><text:p text:style-name="P99"><text:span text:style-name="T47">T</text:span></text:p></draw:text-box></draw:frame></draw:g></text:p>
                <text:p text:style-name="P53"><text:span text:style-name="_5f_Niveau_5f_rouge"><text:span text:style-name="T11">RS &lt; RT </text:span></text:span><text:span text:style-name="_5f_Niveau_5f_rouge"><text:span text:style-name="T15"></text:span></text:span><text:span text:style-name="_5f_Niveau_5f_rouge"><text:span text:style-name="T11"> ST</text:span></text:span></text:p>
                <text:p text:style-name="P53"><text:span text:style-name="_5f_Niveau_5f_rouge"><text:span text:style-name="T11">RT &lt; RS </text:span></text:span><text:span text:style-name="_5f_Niveau_5f_rouge"><text:span text:style-name="T15"></text:span></text:span><text:span text:style-name="_5f_Niveau_5f_rouge"><text:span text:style-name="T11"> ST</text:span></text:span></text:p>
                <text:p text:style-name="P53"><text:span text:style-name="_5f_Niveau_5f_rouge"><text:span text:style-name="T11">ST &lt; RT </text:span></text:span><text:span text:style-name="_5f_Niveau_5f_rouge"><text:span text:style-name="T15"></text:span></text:span><text:span text:style-name="_5f_Niveau_5f_rouge"><text:span text:style-name="T11"> RS</text:span></text:span></text:p>
              </text:list-header>
            </text:list>
          </text:list-item>
        </text:list>
      </text:section>
      <text:section text:style-name="Sect2" text:name="Section23">
        <text:list xml:id="list174952677471784" text:continue-list="list3505556681" text:style-name="liste_5f_abc">
          <text:list-item>
            <text:p text:style-name="P50">Dans le triangle AEC.</text:p>
          </text:list-item>
        </text:list>
        <text:list xml:id="list174953741840378" text:continue-list="list4046939249" text:style-name="_5f_Numérotation_20_des_20_exercices_20_livrets">
          <text:list-item>
            <text:list>
              <text:list-header>
                <text:p text:style-name="P52"><draw:g text:anchor-type="as-char" svg:y="-0.019cm" draw:z-index="20" draw:name="Forme7" draw:style-name="gr32"><draw:line draw:style-name="gr49" draw:text-style-name="P111" svg:x1="0.254cm" svg:y1="1.301cm" svg:x2="0.757cm" svg:y2="0.319cm"><text:p/></draw:line><draw:line draw:style-name="gr49" draw:text-style-name="P111" svg:x1="0.757cm" svg:y1="0.328cm" svg:x2="2.456cm" svg:y2="1.305cm"><text:p/></draw:line><draw:line draw:style-name="gr49" draw:text-style-name="P111" svg:x1="0.261cm" svg:y1="1.293cm" svg:x2="2.45cm" svg:y2="1.293cm"><text:p/></draw:line><draw:line draw:style-name="gr49" draw:text-style-name="P111" svg:x1="0.75cm" svg:y1="0.335cm" svg:x2="1.727cm" svg:y2="1.303cm"><text:p/></draw:line><draw:frame draw:style-name="gr50" draw:text-style-name="P104" svg:width="0.246cm" svg:height="0.414cm" svg:x="0.653cm" svg:y="0cm"><draw:text-box><text:p text:style-name="P99"><text:span text:style-name="T44">A</text:span></text:p></draw:text-box></draw:frame><draw:frame draw:style-name="gr50" draw:text-style-name="P104" svg:width="0.246cm" svg:height="0.414cm" svg:x="0cm" svg:y="1.171cm"><draw:text-box><text:p text:style-name="P99"><text:span text:style-name="T44">B</text:span></text:p></draw:text-box></draw:frame><draw:frame draw:style-name="gr51" draw:text-style-name="P104" svg:width="0.249cm" svg:height="0.414cm" svg:x="2.496cm" svg:y="1.164cm"><draw:text-box><text:p text:style-name="P99"><text:span text:style-name="T44">C</text:span></text:p></draw:text-box></draw:frame><draw:frame draw:style-name="gr52" draw:text-style-name="P104" svg:width="0.225cm" svg:height="0.414cm" svg:x="1.616cm" svg:y="1.321cm"><draw:text-box><text:p text:style-name="P99"><text:span text:style-name="T44">E</text:span></text:p></draw:text-box></draw:frame></draw:g></text:p>
                <text:p text:style-name="P53"><text:span text:style-name="_5f_Niveau_5f_rouge"><text:span text:style-name="T11">AE &lt; AC </text:span></text:span><text:span text:style-name="_5f_Niveau_5f_rouge"><text:span text:style-name="T15"></text:span></text:span><text:span text:style-name="_5f_Niveau_5f_rouge"><text:span text:style-name="T11"> CE </text:span></text:span></text:p>
                <text:p text:style-name="P53"><text:span text:style-name="_5f_Niveau_5f_rouge"><text:span text:style-name="T11">AC &lt; AE </text:span></text:span><text:span text:style-name="_5f_Niveau_5f_rouge"><text:span text:style-name="T15"></text:span></text:span><text:span text:style-name="_5f_Niveau_5f_rouge"><text:span text:style-name="T11"> CE </text:span></text:span></text:p>
                <text:p text:style-name="P53"><text:span text:style-name="_5f_Niveau_5f_rouge"><text:span text:style-name="T11">CE &lt; AE </text:span></text:span><text:span text:style-name="_5f_Niveau_5f_rouge"><text:span text:style-name="T15"></text:span></text:span><text:span text:style-name="_5f_Niveau_5f_rouge"><text:span text:style-name="T11"> AC</text:span></text:span></text:p>
              </text:list-header>
            </text:list>
          </text:list-item>
        </text:list>
      </text:section>
      <text:list xml:id="list174953570354015" text:continue-list="list1394939912" text:style-name="Num_5f_Exo">
        <text:list-item>
          <text:h text:style-name="P43" text:outline-level="1"><draw:g text:anchor-type="paragraph" draw:z-index="24" draw:name="Forme8" draw:style-name="gr25"><draw:frame draw:style-name="gr26" draw:text-style-name="P109" svg:width="0.246cm" svg:height="0.803cm" draw:transform="rotate (0.0216420827247297) translate (5.94430555555556cm 0.545041666666667cm)"><draw:text-box><text:p text:style-name="P99"><text:span text:style-name="T44">A</text:span></text:p></draw:text-box></draw:frame><draw:frame draw:style-name="gr27" draw:text-style-name="P109" svg:width="0.227cm" svg:height="0.445cm" draw:transform="rotate (0.023387411976724) translate (7.48418055555556cm 0.545041666666667cm)"><draw:text-box><text:p text:style-name="P99"><text:span text:style-name="T44">E</text:span></text:p></draw:text-box></draw:frame><draw:frame draw:style-name="gr28" draw:text-style-name="P109" svg:width="0.246cm" svg:height="0.415cm" draw:transform="rotate (0.0214675497995303) translate (8.71184722222222cm 0.545041666666667cm)"><draw:text-box><text:p text:style-name="P99"><text:span text:style-name="T44">B</text:span></text:p></draw:text-box></draw:frame><draw:frame draw:style-name="gr29" draw:text-style-name="P109" svg:width="0.249cm" svg:height="0.445cm" draw:transform="rotate (0.0282743338823081) translate (7.18784722222222cm 1.66511111111111cm)"><draw:text-box><text:p text:style-name="P99"><text:span text:style-name="T44">C</text:span></text:p></draw:text-box></draw:frame><draw:frame draw:style-name="gr30" draw:text-style-name="P109" svg:width="0.276cm" svg:height="0.415cm" draw:transform="rotate (0.0191986217719376) translate (6.70630555555556cm 2.32127777777778cm)"><draw:text-box><text:p text:style-name="P99"><text:span text:style-name="T44">D</text:span></text:p></draw:text-box></draw:frame><draw:polygon draw:style-name="gr31" draw:text-style-name="P110" svg:width="2.604cm" svg:height="0.622cm" svg:x="6.075cm" svg:y="1.023cm" svg:viewBox="0 0 2605 623" draw:points="0,0 2605,0 1117,623"><text:p/></draw:polygon><draw:polyline draw:style-name="gr31" draw:text-style-name="P110" svg:width="1.488cm" svg:height="1.243cm" svg:x="6.075cm" svg:y="1.023cm" svg:viewBox="0 0 1489 1244" draw:points="0,0 743,1244 1489,0"><text:p/></draw:polyline></draw:g> ABC et ADC sont deux triangles. E est le point d'intersection des droites <text:line-break/>(DC) et (AB).</text:h>
        </text:list-item>
      </text:list>
      <text:list xml:id="list174952628685574" text:continue-list="list174953741840378" text:style-name="_5f_Numérotation_20_des_20_exercices_20_livrets">
        <text:list-header>
          <text:h text:style-name="P96" text:outline-level="1"><text:span text:style-name="T21">Complète par </text:span><text:span text:style-name="T5"></text:span><text:span text:style-name="T21">, </text:span><text:span text:style-name="T5"></text:span><text:span text:style-name="T6"> </text:span><text:span text:style-name="T21">ou </text:span><text:span text:style-name="T6">=</text:span><text:span text:style-name="T21"> .</text:span></text:h>
        </text:list-header>
      </text:list>
      <text:section text:style-name="Sect3" text:name="Section20">
        <text:list xml:id="list174954543778781" text:continue-list="list174952677471784" text:style-name="liste_5f_abc">
          <text:list-item text:start-value="1">
            <text:p text:style-name="P64"><text:tab/>AD<text:span text:style-name="T16"> &lt;</text:span><text:span text:style-name="T20"> </text:span>AC <text:span text:style-name="T23"></text:span> CD</text:p>
          </text:list-item>
          <text:list-item>
            <text:p text:style-name="P66"><text:tab/>BE <text:span text:style-name="T23"></text:span> EA<text:span text:style-name="T20"> </text:span><text:span text:style-name="T16">= </text:span>BA</text:p>
          </text:list-item>
          <text:list-item>
            <text:p text:style-name="P66"><text:tab/>CA<text:span text:style-name="T20"> </text:span><text:span text:style-name="T16">&lt;</text:span><text:span text:style-name="T17"> </text:span>CB <text:span text:style-name="T23"></text:span> BA</text:p>
          </text:list-item>
          <text:list-item>
            <text:p text:style-name="P66"><text:tab/>BC <text:span text:style-name="T23"></text:span> CA<text:span text:style-name="T20"> </text:span><text:span text:style-name="T38">&gt; </text:span>BA</text:p>
          </text:list-item>
          <text:list-item>
            <text:p text:style-name="P64"><text:tab/>DE <text:span text:style-name="T23"></text:span> EC<text:span text:style-name="T20"> </text:span><text:span text:style-name="T16">&gt;</text:span>DC</text:p>
          </text:list-item>
          <text:list-item>
            <text:p text:style-name="P66"><text:tab/>DE<text:span text:style-name="T20"> </text:span><text:span text:style-name="T16">= </text:span><text:span text:style-name="T20"> </text:span>DC <text:span text:style-name="T23"></text:span> CE</text:p>
          </text:list-item>
          <text:list-item>
            <text:p text:style-name="P66"><text:tab/>CE <text:span text:style-name="T23"></text:span> EA<text:span text:style-name="T20"> </text:span><text:span text:style-name="T16">&gt;</text:span><text:span text:style-name="T20"> </text:span>CA</text:p>
          </text:list-item>
          <text:list-item>
            <text:p text:style-name="P66"><text:tab/>AE<text:span text:style-name="T20"> </text:span><text:span text:style-name="T16">&lt;</text:span><text:span text:style-name="T10"> AB</text:span><text:span text:style-name="T9"> </text:span><text:span text:style-name="T23"></text:span> BE</text:p>
          </text:list-item>
        </text:list>
      </text:section>
      <text:list xml:id="list174954218434975" text:continue-list="list174953570354015" text:style-name="Num_5f_Exo">
        <text:list-item>
          <text:h text:style-name="P45" text:outline-level="1"> Dans chaque cas, indique si les points A, B et C sont alignés. Justifie.</text:h>
        </text:list-item>
      </text:list>
      <table:table table:name="Tableau1" table:style-name="Tableau1">
        <table:table-column table:style-name="Tableau1.A"/>
        <table:table-column table:style-name="Tableau1.B" table:number-columns-repeated="2"/>
        <table:table-column table:style-name="Tableau1.D"/>
        <table:table-header-rows>
          <table:table-row table:style-name="Tableau1.1">
            <table:table-cell table:style-name="Tableau1.A1" office:value-type="string">
              <text:list xml:id="list174953390873654" text:continue-list="list174952628685574" text:style-name="_5f_Numérotation_20_des_20_exercices_20_livrets">
                <text:list-item>
                  <text:list>
                    <text:list-header>
                      <text:p text:style-name="P71"/>
                    </text:list-header>
                  </text:list>
                </text:list-item>
              </text:list>
            </table:table-cell>
            <table:table-cell table:style-name="Tableau1.B1" office:value-type="string">
              <text:p text:style-name="P30">AB</text:p>
            </table:table-cell>
            <table:table-cell table:style-name="Tableau1.B1" office:value-type="string">
              <text:p text:style-name="P30">BC</text:p>
            </table:table-cell>
            <table:table-cell table:style-name="Tableau1.D1" office:value-type="string">
              <text:p text:style-name="P30">AC</text:p>
            </table:table-cell>
          </table:table-row>
        </table:table-header-rows>
        <table:table-row table:style-name="Tableau1.1">
          <table:table-cell table:style-name="Tableau1.A2" office:value-type="string">
            <text:list xml:id="list174953051232253" text:continue-list="list174954543778781" text:style-name="liste_5f_abc">
              <text:list-item text:start-value="1">
                <text:p text:style-name="P72"/>
              </text:list-item>
            </text:list>
          </table:table-cell>
          <table:table-cell table:style-name="Tableau1.B2" office:value-type="string">
            <text:p text:style-name="P24">14 cm</text:p>
          </table:table-cell>
          <table:table-cell table:style-name="Tableau1.B2" office:value-type="string">
            <text:p text:style-name="P24">7 cm</text:p>
          </table:table-cell>
          <table:table-cell table:style-name="Tableau1.D2" office:value-type="string">
            <text:p text:style-name="P24">9 cm</text:p>
          </table:table-cell>
        </table:table-row>
        <table:table-row table:style-name="Tableau1.1">
          <table:table-cell table:style-name="Tableau1.A2" office:value-type="string">
            <text:list xml:id="list174952976731773" text:continue-numbering="true" text:style-name="liste_5f_abc">
              <text:list-item>
                <text:p text:style-name="P72"/>
              </text:list-item>
            </text:list>
          </table:table-cell>
          <table:table-cell table:style-name="Tableau1.B2" office:value-type="string">
            <text:p text:style-name="P24">5,5 m</text:p>
          </table:table-cell>
          <table:table-cell table:style-name="Tableau1.B2" office:value-type="string">
            <text:p text:style-name="P24">4 m</text:p>
          </table:table-cell>
          <table:table-cell table:style-name="Tableau1.D2" office:value-type="string">
            <text:p text:style-name="P24">9,5 m</text:p>
          </table:table-cell>
        </table:table-row>
        <table:table-row table:style-name="Tableau1.1">
          <table:table-cell table:style-name="Tableau1.A2" office:value-type="string">
            <text:list xml:id="list174954036168545" text:continue-numbering="true" text:style-name="liste_5f_abc">
              <text:list-item>
                <text:p text:style-name="P72"/>
              </text:list-item>
            </text:list>
          </table:table-cell>
          <table:table-cell table:style-name="Tableau1.B2" office:value-type="string">
            <text:p text:style-name="P24">4,5 dm</text:p>
          </table:table-cell>
          <table:table-cell table:style-name="Tableau1.B2" office:value-type="string">
            <text:p text:style-name="P24">91 cm</text:p>
          </table:table-cell>
          <table:table-cell table:style-name="Tableau1.D2" office:value-type="string">
            <text:p text:style-name="P24">46 cm</text:p>
          </table:table-cell>
        </table:table-row>
      </table:table>
      <text:list xml:id="list174954208414180" text:continue-list="list174954036168545" text:style-name="liste_5f_abc">
        <text:list-item text:start-value="1">
          <text:p text:style-name="P89">9 + 7 = 16 &gt; 14; les points ne sont pas alignés. </text:p>
        </text:list-item>
        <text:list-item>
          <text:p text:style-name="P90">5,5 + 4 = 9,5 ; les points <text:s/>sont alignés.</text:p>
        </text:list-item>
        <text:list-item>
          <text:p text:style-name="P89">45 + 46 = 91; les points sont alignés.</text:p>
        </text:list-item>
      </text:list>
      <text:list xml:id="list174952974224263" text:continue-list="list174954218434975" text:style-name="Num_5f_Exo">
        <text:list-item>
          <text:h text:style-name="Exo_5f_Num" text:outline-level="1"> Indique si chacun des triangles est constructible. Justifie.</text:h>
        </text:list-item>
      </text:list>
      <text:section text:style-name="Sect4" text:name="Section25">
        <text:list xml:id="list174954437455028" text:continue-list="list174953390873654" text:style-name="_5f_Numérotation_20_des_20_exercices_20_livrets">
          <text:list-item>
            <text:list>
              <text:list-header>
                <text:p text:style-name="P55"/>
                <text:p text:style-name="P53"><draw:g text:anchor-type="as-char" svg:y="0cm" draw:z-index="21" draw:name="Forme9" draw:style-name="gr32"><draw:frame draw:style-name="gr43" draw:text-style-name="P113" svg:width="1.138cm" svg:height="0.433cm" svg:x="1.129cm" svg:y="1.626cm"><draw:text-box><text:p text:style-name="P99"><text:span text:style-name="T48">5 cm</text:span></text:p></draw:text-box></draw:frame><draw:frame draw:style-name="gr44" draw:text-style-name="P113" svg:width="1.138cm" svg:height="0.431cm" draw:transform="rotate (0.32026791774096) translate (1.62277777777778cm 0.673805555555556cm)"><draw:text-box><text:p text:style-name="P99"><text:span text:style-name="T48">11 cm</text:span></text:p></draw:text-box></draw:frame><draw:frame draw:style-name="gr45" draw:text-style-name="P113" svg:width="1.161cm" svg:height="0.422cm" draw:transform="rotate (0.84020150191007) translate (3.01977777777778cm 1.381125cm)"><draw:text-box><text:p text:style-name="P99"><text:span text:style-name="T48">5 cm</text:span></text:p></draw:text-box></draw:frame><draw:frame draw:style-name="gr46" draw:text-style-name="P104" svg:width="0.309cm" svg:height="0.415cm" svg:x="3.967cm" svg:y="0cm"><draw:text-box><text:p text:style-name="P99"><text:span text:style-name="T44">M</text:span></text:p></draw:text-box></draw:frame><draw:frame draw:style-name="gr47" draw:text-style-name="P104" svg:width="0.209cm" svg:height="0.415cm" svg:x="0cm" svg:y="1.411cm"><draw:text-box><text:p text:style-name="P99"><text:span text:style-name="T44">N</text:span></text:p></draw:text-box></draw:frame><draw:frame draw:style-name="gr48" draw:text-style-name="P104" svg:width="0.197cm" svg:height="0.415cm" svg:x="2.674cm" svg:y="1.619cm"><draw:text-box><text:p text:style-name="P99"><text:span text:style-name="T44">P</text:span></text:p></draw:text-box></draw:frame><draw:path draw:style-name="gr17" draw:text-style-name="P105" svg:width="3.55cm" svg:height="1.285cm" svg:x="0.344cm" svg:y="0.318cm" svg:viewBox="0 0 3551 1286" svg:d="M0 1286c136-124 312-159 483-185s304-92 455-166c161-76 251-42 394-152s427-180 598-222 321-122 483-171 339-53 499-131 328-127 482-222l157-37"><text:p/></draw:path><draw:path draw:style-name="gr17" draw:text-style-name="P105" svg:width="2.331cm" svg:height="0.055cm" svg:x="0.36cm" svg:y="1.566cm" svg:viewBox="0 0 2332 56" svg:d="M0 34c166-34 339 0 508-2s393-32 559 0c155 61 249-14 415 0s314-21 479-14l163-18 160 18 48 14"><text:p/></draw:path><draw:path draw:style-name="gr17" draw:text-style-name="P105" svg:width="1.2cm" svg:height="1.281cm" svg:x="2.693cm" svg:y="0.318cm" svg:viewBox="0 0 1201 1282" svg:d="M0 1282c206-173 314-208 413-391 107-198 328-325 471-482l144-171 129-166 44-72"><text:p/></draw:path></draw:g></text:p>
                <text:p text:style-name="P53"/>
              </text:list-header>
            </text:list>
          </text:list-item>
        </text:list>
        <text:list xml:id="list174953973881278" text:continue-list="list174954208414180" text:style-name="liste_5f_abc">
          <text:list-item text:start-value="1">
            <text:p text:style-name="P56">MN = 11 </text:p>
            <text:p text:style-name="P56">MP+PN=5+5=10</text:p>
            <text:p text:style-name="P56">11 &gt; 10 le triangle MNP n'est pas constructible </text:p>
          </text:list-item>
        </text:list>
      </text:section>
      <text:section text:style-name="Sect4" text:name="Section26">
        <text:list xml:id="list174953200346685" text:continue-list="list174954437455028" text:style-name="_5f_Numérotation_20_des_20_exercices_20_livrets">
          <text:list-item>
            <text:list>
              <text:list-header>
                <text:p text:style-name="P55"/>
                <text:p text:style-name="P55"><draw:g text:anchor-type="as-char" svg:y="0.318cm" draw:z-index="22" draw:name="Forme10" draw:style-name="gr32"><draw:frame draw:style-name="gr39" draw:text-style-name="P112" svg:width="1.482cm" svg:height="0.414cm" svg:x="1.577cm" svg:y="1.127cm"><draw:text-box><text:p text:style-name="P99"><text:span text:style-name="T47">15 cm</text:span></text:p></draw:text-box></draw:frame><draw:frame draw:style-name="gr39" draw:text-style-name="P112" svg:width="1.239cm" svg:height="0.414cm" draw:transform="rotate (0.357792496658838) translate (0.79375cm 0.554361111111111cm)"><draw:text-box><text:p text:style-name="P99"><text:span text:style-name="T47">9 cm</text:span></text:p></draw:text-box></draw:frame><draw:frame draw:style-name="gr39" draw:text-style-name="P112" svg:width="1.333cm" svg:height="0.414cm" draw:transform="rotate (-0.324631240870946) translate (2.778125cm 0.337402777777778cm)"><draw:text-box><text:p text:style-name="P99"><text:span text:style-name="T47">8 cm</text:span></text:p></draw:text-box></draw:frame><draw:frame draw:style-name="gr40" draw:text-style-name="P104" svg:width="0.246cm" svg:height="0.414cm" svg:x="1.905cm" svg:y="-0.001cm"><draw:text-box><text:p text:style-name="P99"><text:span text:style-name="T44">U</text:span></text:p></draw:text-box></draw:frame><draw:frame draw:style-name="gr41" draw:text-style-name="P104" svg:width="0.225cm" svg:height="0.414cm" svg:x="0cm" svg:y="0.91cm"><draw:text-box><text:p text:style-name="P99"><text:span text:style-name="T44">V</text:span></text:p></draw:text-box></draw:frame><draw:frame draw:style-name="gr42" draw:text-style-name="P104" svg:width="0.327cm" svg:height="0.414cm" svg:x="3.974cm" svg:y="0.91cm"><draw:text-box><text:p text:style-name="P99"><text:span text:style-name="T44">W</text:span></text:p></draw:text-box></draw:frame><draw:path draw:style-name="gr17" draw:text-style-name="P105" svg:width="1.676cm" svg:height="0.666cm" svg:x="0.376cm" svg:y="0.407cm" svg:viewBox="0 0 1677 667" svg:d="M0 667c169-80 323-208 506-237 177-21 372-60 519-148 173-107 340-106 501-217l151-65"><text:p/></draw:path><draw:path draw:style-name="gr17" draw:text-style-name="P105" svg:width="1.758cm" svg:height="0.669cm" svg:x="2.032cm" svg:y="0.407cm" svg:viewBox="0 0 1759 670" svg:d="M0 0c159 79 349 125 519 180s342 108 504 183c173 82 356 104 510 219l166 49 60 39"><text:p/></draw:path><draw:path draw:style-name="gr17" draw:text-style-name="P105" svg:width="3.398cm" svg:height="0.053cm" svg:x="0.411cm" svg:y="1.042cm" svg:viewBox="0 0 3399 54" svg:d="M0 21c166 0 335 5 504 0s343-21 507 2c173 39 338-23 504 12s339 9 506 18c175 7 350-37 524-32s335-21 505 0h169 171l9-21"><text:p/></draw:path></draw:g></text:p>
                <text:p text:style-name="P55"/>
              </text:list-header>
            </text:list>
          </text:list-item>
        </text:list>
        <text:p text:style-name="P22"/>
        <text:list xml:id="list174954472107445" text:continue-list="list174953973881278" text:style-name="liste_5f_abc">
          <text:list-item>
            <text:p text:style-name="P56">VW = 15</text:p>
            <text:p text:style-name="P56">VU+UW=9+8=17</text:p>
            <text:p text:style-name="P56">15 &lt; 17 <text:s/>le triangle MNP est <text:s/>constructible </text:p>
          </text:list-item>
        </text:list>
      </text:section>
      <text:section text:style-name="Sect4" text:name="Section27">
        <text:list xml:id="list174954238713985" text:continue-list="list174953200346685" text:style-name="_5f_Numérotation_20_des_20_exercices_20_livrets">
          <text:list-item>
            <text:list>
              <text:list-header>
                <text:p text:style-name="P55"/>
                <text:p text:style-name="P55"><draw:g text:anchor-type="as-char" svg:y="0cm" draw:z-index="23" draw:name="Forme11" draw:style-name="gr32"><draw:frame draw:style-name="gr33" draw:text-style-name="P106" svg:width="1.43cm" svg:height="1.027cm" draw:transform="rotate (-1.16186568305263) translate (1.51694444444444cm 0.472722222222222cm)"><draw:text-box><text:p text:style-name="P99"><text:span text:style-name="T45">2,2 cm</text:span></text:p></draw:text-box></draw:frame><draw:line draw:style-name="gr34" draw:text-style-name="P111" svg:x1="0.6cm" svg:y1="1.231cm" svg:x2="0.753cm" svg:y2="1.42cm"><text:p/></draw:line><draw:line draw:style-name="gr34" draw:text-style-name="P111" svg:x1="0.646cm" svg:y1="1.164cm" svg:x2="0.803cm" svg:y2="1.356cm"><text:p/></draw:line><draw:line draw:style-name="gr34" draw:text-style-name="P111" svg:x1="1.427cm" svg:y1="1.189cm" svg:x2="1.311cm" svg:y2="1.38cm"><text:p/></draw:line><draw:line draw:style-name="gr34" draw:text-style-name="P111" svg:x1="1.463cm" svg:y1="1.289cm" svg:x2="1.348cm" svg:y2="1.478cm"><text:p/></draw:line><draw:frame draw:style-name="gr35" draw:text-style-name="P106" svg:width="1.285cm" svg:height="0.415cm" draw:transform="rotate (-0.00418879020478726) translate (0.486833333333333cm 2.03023611111111cm)"><draw:text-box><text:p text:style-name="P99"><text:span text:style-name="T45">4,5 cm</text:span></text:p></draw:text-box></draw:frame><draw:frame draw:style-name="gr36" draw:text-style-name="P104" svg:width="0.47cm" svg:height="0.415cm" svg:x="0.914cm" svg:y="0cm"><draw:text-box><text:p text:style-name="P99"><text:span text:style-name="T44">N</text:span></text:p></draw:text-box></draw:frame><draw:frame draw:style-name="gr37" draw:text-style-name="P104" svg:width="0.429cm" svg:height="0.415cm" svg:x="0cm" svg:y="1.829cm"><draw:text-box><text:p text:style-name="P99"><text:span text:style-name="T44">G</text:span></text:p></draw:text-box></draw:frame><draw:frame draw:style-name="gr38" draw:text-style-name="P104" svg:width="0.449cm" svg:height="0.415cm" svg:x="1.744cm" svg:y="1.803cm"><draw:text-box><text:p text:style-name="P99"><text:span text:style-name="T44">O</text:span></text:p></draw:text-box></draw:frame><draw:path draw:style-name="gr17" draw:text-style-name="P105" svg:width="0.592cm" svg:height="1.565cm" svg:x="0.429cm" svg:y="0.445cm" svg:viewBox="0 0 593 1566" svg:d="M0 1566c30-195 185-344 228-529s111-361 194-529l54-176 53-177 64-155"><text:p/></draw:path><draw:path draw:style-name="gr17" draw:text-style-name="P105" svg:width="1.216cm" svg:height="0.043cm" svg:x="0.409cm" svg:y="1.961cm" svg:viewBox="0 0 1217 44" svg:d="M0 44c183-16 356-44 543-44 182 14 365 0 547 0l127 11"><text:p/></draw:path><draw:path draw:style-name="gr17" draw:text-style-name="P105" svg:width="0.581cm" svg:height="1.551cm" svg:x="1.027cm" svg:y="0.439cm" svg:viewBox="0 0 582 1552" svg:d="M0 0c56 185 168 347 229 529s141 351 212 529l72 178 34 175 35 141"><text:p/></draw:path></draw:g></text:p>
                <text:p text:style-name="P55"/>
              </text:list-header>
            </text:list>
          </text:list-item>
        </text:list>
        <text:list xml:id="list174953257519575" text:continue-list="list174954472107445" text:style-name="liste_5f_abc">
          <text:list-item>
            <text:p text:style-name="P56">GO = 4,5 </text:p>
            <text:p text:style-name="P56">GN+NO=2,2+2,2=4,4</text:p>
            <text:p text:style-name="P54"><text:span text:style-name="T16">4,5 &gt; 4,4 le triangle GON n'est pas constructible </text:span>.</text:p>
          </text:list-item>
        </text:list>
      </text:section>
      <text:section text:style-name="Sect4" text:name="Section28">
        <text:list xml:id="list174953553703506" text:continue-list="list174954238713985" text:style-name="_5f_Numérotation_20_des_20_exercices_20_livrets">
          <text:list-item>
            <text:list>
              <text:list-header>
                <text:p text:style-name="P51"/>
                <text:p text:style-name="P51">Triangle GHI tel que :</text:p>
              </text:list-header>
            </text:list>
          </text:list-item>
        </text:list>
        <text:p text:style-name="P34">GH <text:span text:style-name="T6">=</text:span> 6 cm</text:p>
        <text:p text:style-name="P36"><text:s/>GI<text:tab/><text:span text:style-name="T5">=</text:span> 5 cm</text:p>
        <text:list xml:id="list174952726896605" text:continue-numbering="true" text:style-name="_5f_Numérotation_20_des_20_exercices_20_livrets">
          <text:list-item>
            <text:list>
              <text:list-header>
                <text:p text:style-name="P73"><text:s/>HI <text:tab/><text:span text:style-name="T5">=</text:span> 8 cm</text:p>
                <text:p text:style-name="P73"/>
              </text:list-header>
            </text:list>
          </text:list-item>
        </text:list>
        <text:list xml:id="list174954368222689" text:continue-list="list174953257519575" text:style-name="liste_5f_abc">
          <text:list-item>
            <text:p text:style-name="P56">HI = 8</text:p>
            <text:p text:style-name="P56">GH+IG=6+5=11</text:p>
            <text:p text:style-name="P56">8 &lt; 11 <text:s/>le triangle GHI est <text:s/>constructible </text:p>
          </text:list-item>
        </text:list>
      </text:section>
      <text:section text:style-name="Sect4" text:name="Section29">
        <text:list xml:id="list174953546225680" text:continue-list="list174952726896605" text:style-name="_5f_Numérotation_20_des_20_exercices_20_livrets">
          <text:list-item>
            <text:list>
              <text:list-header>
                <text:p text:style-name="P70"><text:line-break/>Triangle SNV tel que :</text:p>
              </text:list-header>
            </text:list>
          </text:list-item>
        </text:list>
        <text:p text:style-name="P37">SN<text:tab/><text:span text:style-name="T5">=</text:span> 5,01 cm</text:p>
        <text:p text:style-name="P37">SV<text:tab/><text:span text:style-name="T5">=</text:span> 4,9 cm</text:p>
        <text:list xml:id="list174952843911025" text:continue-numbering="true" text:style-name="_5f_Numérotation_20_des_20_exercices_20_livrets">
          <text:list-item>
            <text:list>
              <text:list-header>
                <text:p text:style-name="P74">NV <text:tab/><text:span text:style-name="T5">=</text:span> 1,1 mm </text:p>
              </text:list-header>
            </text:list>
            <text:p text:style-name="P76"><text:s text:c="7"/>=0,11 cm</text:p>
          </text:list-item>
        </text:list>
        <text:p text:style-name="P25"/>
        <text:list xml:id="list174953668503891" text:continue-list="list174954368222689" text:style-name="liste_5f_abc">
          <text:list-item>
            <text:p text:style-name="P57">SN = 5,01</text:p>
            <text:p text:style-name="P56">SV+NV=4,9+<text:span text:style-name="T40">0,11</text:span>=<text:span text:style-name="T40">5,01</text:span></text:p>
            <text:p text:style-name="P58">5,01 <text:span text:style-name="T40">= 5,01</text:span> <text:s/><text:span text:style-name="T40">les points S,N et V sont alignés.</text:span></text:p>
          </text:list-item>
        </text:list>
      </text:section>
      <text:list xml:id="list174953713232792" text:continue-list="list174952974224263" text:style-name="Num_5f_Exo">
        <text:list-item>
          <text:h text:style-name="P45" text:outline-level="1"> Sébastien veut construire un triangle FOU dont il connaît les longueurs OU et FU. Parmi les longueurs proposées pour le côté [OF], entoure la (ou les) mesure(s) possible(s).</text:h>
        </text:list-item>
      </text:list>
      <table:table table:name="Tableau2" table:style-name="Tableau2">
        <table:table-column table:style-name="Tableau2.A"/>
        <table:table-column table:style-name="Tableau2.B"/>
        <table:table-column table:style-name="Tableau2.C"/>
        <table:table-column table:style-name="Tableau2.D" table:number-columns-repeated="2"/>
        <table:table-column table:style-name="Tableau2.F"/>
        <table:table-row table:style-name="Tableau2.1">
          <table:table-cell table:style-name="Tableau2.A1" office:value-type="string">
            <text:p text:style-name="P23"/>
          </table:table-cell>
          <table:table-cell table:style-name="Tableau2.B1" office:value-type="string">
            <text:p text:style-name="P29">OU</text:p>
          </table:table-cell>
          <table:table-cell table:style-name="Tableau2.C1" office:value-type="string">
            <text:p text:style-name="P29">FU</text:p>
          </table:table-cell>
          <table:table-cell table:style-name="Tableau2.D1" table:number-columns-spanned="3" office:value-type="string">
            <text:p text:style-name="P29">OF</text:p>
          </table:table-cell>
          <table:covered-table-cell/>
          <table:covered-table-cell/>
        </table:table-row>
        <table:table-row table:style-name="Tableau2.2">
          <table:table-cell table:style-name="Tableau2.A1" office:value-type="string">
            <text:list xml:id="list174954622486511" text:continue-list="list174953668503891" text:style-name="liste_5f_abc">
              <text:list-item text:start-value="1">
                <text:p text:style-name="P75"/>
              </text:list-item>
            </text:list>
          </table:table-cell>
          <table:table-cell table:style-name="Tableau2.B2" office:value-type="float" office:value="15">
            <text:p text:style-name="P24">15</text:p>
          </table:table-cell>
          <table:table-cell table:style-name="Tableau2.C2" office:value-type="float" office:value="7">
            <text:p text:style-name="P24">7</text:p>
          </table:table-cell>
          <table:table-cell table:style-name="Tableau2.D2" office:value-type="float" office:value="5">
            <text:p text:style-name="P24">5</text:p>
          </table:table-cell>
          <table:table-cell table:style-name="Tableau2.E2" office:value-type="float" office:value="9">
            <text:p text:style-name="P38">9</text:p>
          </table:table-cell>
          <table:table-cell table:style-name="Tableau2.F2" office:value-type="float" office:value="10">
            <text:p text:style-name="P38">10</text:p>
          </table:table-cell>
        </table:table-row>
        <table:table-row table:style-name="Tableau2.2">
          <table:table-cell table:style-name="Tableau2.A1" office:value-type="string">
            <text:list xml:id="list174954266333821" text:continue-numbering="true" text:style-name="liste_5f_abc">
              <text:list-item>
                <text:p text:style-name="P75"/>
              </text:list-item>
            </text:list>
          </table:table-cell>
          <table:table-cell table:style-name="Tableau2.B3" office:value-type="float" office:value="11">
            <text:p text:style-name="P24">11</text:p>
          </table:table-cell>
          <table:table-cell table:style-name="Tableau2.C3" office:value-type="float" office:value="9">
            <text:p text:style-name="P24">9</text:p>
          </table:table-cell>
          <table:table-cell table:style-name="Tableau2.D3" office:value-type="float" office:value="1">
            <text:p text:style-name="P24">1</text:p>
          </table:table-cell>
          <table:table-cell table:style-name="Tableau2.E3" office:value-type="float" office:value="14">
            <text:p text:style-name="P38">14</text:p>
          </table:table-cell>
          <table:table-cell table:style-name="Tableau2.F3" office:value-type="float" office:value="21">
            <text:p text:style-name="P24">21</text:p>
          </table:table-cell>
        </table:table-row>
        <table:table-row table:style-name="Tableau2.2">
          <table:table-cell table:style-name="Tableau2.A1" office:value-type="string">
            <text:list xml:id="list174953129544015" text:continue-numbering="true" text:style-name="liste_5f_abc">
              <text:list-item>
                <text:p text:style-name="P75"/>
              </text:list-item>
            </text:list>
          </table:table-cell>
          <table:table-cell table:style-name="Tableau2.B4" office:value-type="float" office:value="9.4">
            <text:p text:style-name="P24">9,4</text:p>
          </table:table-cell>
          <table:table-cell table:style-name="Tableau2.C4" office:value-type="string">
            <text:p text:style-name="P24">4,6</text:p>
          </table:table-cell>
          <table:table-cell table:style-name="Tableau2.D4" office:value-type="float" office:value="4.8">
            <text:p text:style-name="P38">4,8</text:p>
          </table:table-cell>
          <table:table-cell table:style-name="Tableau2.E4" office:value-type="float" office:value="13">
            <text:p text:style-name="P38">13</text:p>
          </table:table-cell>
          <table:table-cell table:style-name="Tableau2.F4" office:value-type="float" office:value="14.01">
            <text:p text:style-name="P24">14,01</text:p>
          </table:table-cell>
        </table:table-row>
        <table:table-row table:style-name="Tableau2.2">
          <table:table-cell table:style-name="Tableau2.A1" office:value-type="string">
            <text:list xml:id="list174954701672571" text:continue-numbering="true" text:style-name="liste_5f_abc">
              <text:list-item>
                <text:p text:style-name="P75"/>
              </text:list-item>
            </text:list>
          </table:table-cell>
          <table:table-cell table:style-name="Tableau2.B5" office:value-type="float" office:value="7.6">
            <text:p text:style-name="P24">7,6</text:p>
          </table:table-cell>
          <table:table-cell table:style-name="Tableau2.C5" office:value-type="float" office:value="3.5">
            <text:p text:style-name="P24">3,5</text:p>
          </table:table-cell>
          <table:table-cell table:style-name="Tableau2.D5" office:value-type="float" office:value="4.1">
            <text:p text:style-name="P38">4,1</text:p>
          </table:table-cell>
          <table:table-cell table:style-name="Tableau2.E5" office:value-type="float" office:value="11.01">
            <text:p text:style-name="P38">11,01</text:p>
          </table:table-cell>
          <table:table-cell table:style-name="Tableau2.F5" office:value-type="float" office:value="12">
            <text:p text:style-name="P88">12</text:p>
          </table:table-cell>
        </table:table-row>
      </table:table>
      <text:h text:style-name="P44" text:outline-level="1"/>
      <text:h text:style-name="P44" text:outline-level="1"/>
      <text:h text:style-name="P44" text:outline-level="1"><text:soft-page-break/></text:h>
      <text:list xml:id="list174952606178493" text:continue-list="list174953713232792" text:style-name="Num_5f_Exo">
        <text:list-item>
          <text:h text:style-name="P43" text:outline-level="1"><draw:g text:anchor-type="paragraph" draw:z-index="26" draw:name="Forme12" draw:style-name="gr15"><draw:frame draw:style-name="gr16" draw:text-style-name="P104" svg:width="0.267cm" svg:height="0.415cm" svg:x="7.551cm" svg:y="2.325cm"><draw:text-box><text:p text:style-name="P99"><text:span text:style-name="T44">U</text:span></text:p></draw:text-box></draw:frame><draw:path draw:style-name="gr17" draw:text-style-name="P105" svg:width="1.195cm" svg:height="0.027cm" svg:x="5.763cm" svg:y="2.482cm" svg:viewBox="0 0 1196 28" svg:d="M0 5c106 0 210 0 310 0s209-5 311 9 203 11 309 0l116 14 104-14 46-14"><text:p/></draw:path><draw:frame draw:style-name="gr18" draw:text-style-name="P104" svg:width="0.267cm" svg:height="0.415cm" svg:x="6.186cm" svg:y="0.497cm"><draw:text-box><text:p text:style-name="P99"><text:span text:style-name="T44">N</text:span></text:p></draw:text-box></draw:frame><draw:frame draw:style-name="gr19" draw:text-style-name="P104" svg:width="0.242cm" svg:height="0.415cm" svg:x="8.287cm" svg:y="0.462cm"><draw:text-box><text:p text:style-name="P99"><text:span text:style-name="T44">S</text:span></text:p></draw:text-box></draw:frame><draw:frame draw:style-name="gr20" draw:text-style-name="P106" svg:width="1.116cm" svg:height="0.376cm" draw:transform="rotate (1.24703775054995) translate (5.53684722222222cm 2.00554166666667cm)"><draw:text-box><text:p text:style-name="P99"><text:span text:style-name="T45">2,5 cm</text:span></text:p></draw:text-box></draw:frame><draw:frame draw:style-name="gr20" draw:text-style-name="P106" svg:width="1.116cm" svg:height="0.376cm" svg:x="8.012cm" svg:y="2.506cm"><draw:text-box><text:p text:style-name="P99"><text:span text:style-name="T45">2,5 cm</text:span></text:p></draw:text-box></draw:frame><draw:frame draw:style-name="gr21" draw:text-style-name="P104" svg:width="0.279cm" svg:height="0.415cm" svg:x="5.477cm" svg:y="2.314cm"><draw:text-box><text:p text:style-name="P99"><text:span text:style-name="T44">O</text:span></text:p></draw:text-box></draw:frame><draw:frame draw:style-name="gr22" draw:text-style-name="P104" svg:width="0.249cm" svg:height="0.415cm" svg:x="6.999cm" svg:y="2.314cm"><draw:text-box><text:p text:style-name="P99"><text:span text:style-name="T44">R</text:span></text:p></draw:text-box></draw:frame><draw:frame draw:style-name="gr23" draw:text-style-name="P104" svg:width="0.276cm" svg:height="0.415cm" svg:x="9.063cm" svg:y="2.298cm"><draw:text-box><text:p text:style-name="P99"><text:span text:style-name="T44">D</text:span></text:p></draw:text-box></draw:frame><draw:path draw:style-name="gr17" draw:text-style-name="P105" svg:width="0.541cm" svg:height="1.643cm" svg:x="5.773cm" svg:y="0.855cm" svg:viewBox="0 0 542 1644" svg:d="M0 1644c60-108 109-205 125-333s92-224 115-350 74-240 134-345c63-119 71-231 104-350l19-116 45-115v-35"><text:p/></draw:path><draw:path draw:style-name="gr17" draw:text-style-name="P105" svg:width="0.622cm" svg:height="1.631cm" svg:x="6.318cm" svg:y="0.859cm" svg:viewBox="0 0 623 1632" svg:d="M0 0c60 108 99 249 148 369s95 231 145 345 30 200 107 302 89 284 150 397l53 115 20 104"><text:p/></draw:path><draw:path draw:style-name="gr17" draw:text-style-name="P105" svg:width="0.539cm" svg:height="1.645cm" svg:x="7.829cm" svg:y="0.831cm" svg:viewBox="0 0 540 1646" svg:d="M0 1646c58-110 109-207 125-335s92-223 115-348 74-240 134-347c65-115 69-231 102-348l20-116 44-117v-35"><text:p/></draw:path><draw:path draw:style-name="gr17" draw:text-style-name="P105" svg:width="0.623cm" svg:height="1.634cm" svg:x="8.377cm" svg:y="0.831cm" svg:viewBox="0 0 624 1635" svg:d="M0 0c60 111 99 254 146 372s97 231 145 346 32 197 109 300 89 286 150 397l51 116 23 104"><text:p/></draw:path><draw:path draw:style-name="gr17" draw:text-style-name="P105" svg:width="1.195cm" svg:height="0.024cm" svg:x="7.818cm" svg:y="2.466cm" svg:viewBox="0 0 1196 25" svg:d="M0 4c104 0 208-2 312 0s207-4 309 12 201 2 309-4l116 13 106-9 44-16"><text:p/></draw:path><draw:path draw:style-name="gr17" draw:text-style-name="P105" svg:width="0.13cm" svg:height="0.145cm" svg:x="6.01cm" svg:y="1.466cm" svg:viewBox="0 0 131 146" svg:d="M0 0c53 39 78 97 123 143l8 3"><text:p/></draw:path><draw:path draw:style-name="gr17" draw:text-style-name="P105" svg:width="0.126cm" svg:height="0.149cm" svg:x="5.997cm" svg:y="1.556cm" svg:viewBox="0 0 127 150" svg:d="M0 0c49 32 55 108 115 129l12 21"><text:p/></draw:path><draw:polyline draw:style-name="gr17" draw:text-style-name="P105" svg:width="0.1cm" svg:height="0.117cm" svg:x="8.065cm" svg:y="1.57cm" svg:viewBox="0 0 101 118" draw:points="0,0 30,44 67,79 101,118"><text:p/></draw:polyline><draw:path draw:style-name="gr17" draw:text-style-name="P105" svg:width="0.114cm" svg:height="0.149cm" svg:x="8.67cm" svg:y="1.614cm" svg:viewBox="0 0 115 150" svg:d="M115 0c-53 21-41 99-94 120l-21 30"><text:p/></draw:path><draw:path draw:style-name="gr17" draw:text-style-name="P105" svg:width="0.13cm" svg:height="0.147cm" svg:x="6.572cm" svg:y="1.55cm" svg:viewBox="0 0 131 148" svg:d="M131 0c-53 39-78 97-126 143l-5 5"><text:p/></draw:path><draw:path draw:style-name="gr17" draw:text-style-name="P105" svg:width="0.126cm" svg:height="0.149cm" svg:x="6.586cm" svg:y="1.623cm" svg:viewBox="0 0 127 150" svg:d="M127 0c-49 32-55 109-113 129l-14 21"><text:p/></draw:path></draw:g><text:s/>NOR et SUD sont deux triangles isocèles respectivement en N et en S, de même périmètre 10,5 cm. Avec les informations données sur les figures ci-contre, est-il possible de tracer de tels triangles ? Justifie puis trace les triangles possibles en vraie grandeur.</text:h>
        </text:list-item>
      </text:list>
      <text:list xml:id="list174952980116658" text:continue-list="list174952843911025" text:style-name="_5f_Numérotation_20_des_20_exercices_20_livrets">
        <text:list-item>
          <text:list>
            <text:list-header>
              <text:p text:style-name="P77"><text:span text:style-name="corps"><text:span text:style-name="T13">Pour le triangle NOR : </text:span></text:span></text:p>
              <text:p text:style-name="P77"><text:span text:style-name="corps"><text:span text:style-name="T13">10,5 – 2</text:span></text:span><text:span text:style-name="corps"><text:span text:style-name="T18"></text:span></text:span><text:span text:style-name="corps"><text:span text:style-name="T13"> 2,5 = 10,5-5 = 5,5</text:span></text:span></text:p>
              <text:p text:style-name="P78"><text:span text:style-name="corps"><text:span text:style-name="T13">5,5 &gt;2</text:span></text:span><text:span text:style-name="corps"><text:span text:style-name="T18"></text:span></text:span><text:span text:style-name="corps"><text:span text:style-name="T13"> 2,5; le triangle NOR n'est pas constructible </text:span></text:span></text:p>
              <text:p text:style-name="P77"><text:span text:style-name="corps"><text:span text:style-name="T13">Pour le triangle SUD : </text:span></text:span></text:p>
              <text:p text:style-name="P77"><text:span text:style-name="corps"><text:span text:style-name="T13">(10,5 –2,5)</text:span></text:span><text:span text:style-name="corps"><text:span text:style-name="T18"> </text:span></text:span><text:span text:style-name="corps"><text:span text:style-name="T13">2 = 4 </text:span></text:span></text:p>
              <text:p text:style-name="P78"><text:span text:style-name="corps"><text:span text:style-name="T13">4 &lt; <text:s/>4 + 2,5  ; le triangle SUD est constructible . </text:span></text:span></text:p>
            </text:list-header>
          </text:list>
        </text:list-item>
      </text:list>
      <text:p text:style-name="P79"><draw:g text:anchor-type="paragraph" draw:z-index="27" draw:name="Forme13" draw:style-name="gr1"><draw:g draw:style-name="gr3"><draw:g draw:style-name="gr3"><draw:line draw:style-name="gr12" draw:text-style-name="P101" svg:x1="0.698cm" svg:y1="4.716cm" svg:x2="1.324cm" svg:y2="0.765cm"><text:p/></draw:line><draw:line draw:style-name="gr12" draw:text-style-name="P101" svg:x1="1.323cm" svg:y1="0.765cm" svg:x2="3.165cm" svg:y2="4.316cm"><text:p/></draw:line><draw:line draw:style-name="gr12" draw:text-style-name="P101" svg:x1="3.166cm" svg:y1="4.316cm" svg:x2="0.698cm" svg:y2="4.716cm"><text:p/></draw:line></draw:g></draw:g><draw:frame draw:style-name="gr13" draw:text-style-name="P102" svg:width="1.2cm" svg:height="1.004cm" svg:x="0.902cm" svg:y="0.002cm"><draw:text-box><text:p text:style-name="P99"><text:span text:style-name="T43">S</text:span></text:p></draw:text-box></draw:frame><draw:frame draw:style-name="gr13" draw:text-style-name="P102" svg:width="1.202cm" svg:height="1.004cm" svg:x="3.001cm" svg:y="4.098cm"><draw:text-box><text:p text:style-name="P99"><text:span text:style-name="T43">D</text:span></text:p></draw:text-box></draw:frame><draw:frame draw:style-name="gr13" draw:text-style-name="P102" svg:width="1.2cm" svg:height="1.004cm" svg:x="0.002cm" svg:y="4.602cm"><draw:text-box><text:p text:style-name="P99"><text:span text:style-name="T43">U</text:span></text:p></draw:text-box></draw:frame><draw:line draw:style-name="gr14" draw:text-style-name="P103" svg:x1="0.799cm" svg:y1="2.416cm" svg:x2="1.302cm" svg:y2="2.801cm"><text:p/></draw:line><draw:line draw:style-name="gr14" draw:text-style-name="P103" svg:x1="2.398cm" svg:y1="2.217cm" svg:x2="2.101cm" svg:y2="2.702cm"><text:p/></draw:line></draw:g><text:span text:style-name="corps"/></text:p>
      <text:p text:style-name="P79"><text:span text:style-name="corps"/></text:p>
      <text:p text:style-name="P79"><text:span text:style-name="corps"/></text:p>
      <text:list xml:id="list174952712528984" text:continue-list="list174952606178493" text:style-name="Num_5f_Exo">
        <text:list-item>
          <text:h text:style-name="P46" text:outline-level="1"> Un triangle a deux côtés dont les mesures sont 2 cm et 3 cm.</text:h>
        </text:list-item>
      </text:list>
      <text:list xml:id="list174954460366962" text:continue-list="list174954701672571" text:style-name="liste_5f_abc">
        <text:list-item text:start-value="1">
          <text:p text:style-name="P61">Donne une longueur possible du troisième côté.</text:p>
        </text:list-item>
      </text:list>
      <text:list xml:id="list174952774786623" text:continue-list="list174952980116658" text:style-name="_5f_Numérotation_20_des_20_exercices_20_livrets">
        <text:list-item>
          <text:list>
            <text:list-header>
              <text:p text:style-name="P67"><text:span text:style-name="corps"><text:span text:style-name="T14">Une longueur possible du troisième côté est 2 cm</text:span></text:span></text:p>
            </text:list-header>
          </text:list>
        </text:list-item>
      </text:list>
      <text:list xml:id="list174953884407114" text:continue-list="list174954460366962" text:style-name="liste_5f_abc">
        <text:list-item>
          <text:p text:style-name="P80">Il y a plusieurs possibilités pour la longueur de ce troisième côté mais <text:span text:style-name="T41">Nino</text:span> affirme que toutes ces longueurs sont comprises entre deux nombres. Quels sont-ils ?</text:p>
        </text:list-item>
      </text:list>
      <text:list xml:id="list174952757555348" text:continue-list="list174952774786623" text:style-name="_5f_Numérotation_20_des_20_exercices_20_livrets">
        <text:list-item>
          <text:list>
            <text:list-header>
              <text:p text:style-name="P67"><text:span text:style-name="corps"><text:span text:style-name="T12">La longueur du troisième côté doit être inférieure ou égale à la somme des deux autres ( 5 cm).</text:span></text:span></text:p>
              <text:p text:style-name="P67"><text:span text:style-name="corps"><text:span text:style-name="T31">La longueur minimale du troisième coté implique que le côté mesurant 3 cm soit le plus grand ; la somme des deux autres côté doit donc être supérieure ou égale à 3 cm. Comme un côté mesure 2 cm alors la longueur du troisième côté doit être supérieure ou égale à 1 cm.</text:span></text:span></text:p>
              <text:p text:style-name="P67"><text:span text:style-name="corps"><text:span text:style-name="T31">On a donc :</text:span></text:span></text:p>
              <text:p text:style-name="P67"><text:span text:style-name="corps"><text:span text:style-name="T31"><text:s text:c="3"/>1 cm </text:span></text:span><text:span text:style-name="corps"><text:span text:style-name="T34"></text:span></text:span><text:span text:style-name="corps"><text:span text:style-name="T31"> <text:s/></text:span></text:span><text:span text:style-name="corps"><text:span text:style-name="T12">longueur du troisième côté </text:span></text:span><text:span text:style-name="corps"><text:span text:style-name="T31"><text:s/></text:span></text:span><text:span text:style-name="corps"><text:span text:style-name="T34"> </text:span></text:span><text:span text:style-name="corps"><text:span text:style-name="T31">5 cm.</text:span></text:span></text:p>
            </text:list-header>
          </text:list>
        </text:list-item>
      </text:list>
      <text:list xml:id="list174953794702275" text:continue-list="list174952712528984" text:style-name="Num_5f_Exo">
        <text:list-item>
          <text:h text:style-name="P47" text:outline-level="1"><text:span text:style-name="T21"> Soit ARN un triangle tel que AR </text:span><text:span text:style-name="T6">=</text:span><text:span text:style-name="T21"> 14 cm et RN </text:span><text:span text:style-name="T6">=</text:span><text:span text:style-name="T21"> 5 cm. Quelles sont les mesures entières, multiples de 5, possibles pour le segment [AN] ?</text:span></text:h>
        </text:list-item>
      </text:list>
      <text:p text:style-name="P31"><text:span text:style-name="corps"><text:span text:style-name="T30">Si <text:s/>[AR] est le plus long côté alors RN + AN&gt; AR soit 5 + AN&gt; 14 et [AN] mesure <text:s/>10cm. <text:s/></text:span></text:span></text:p>
      <text:p text:style-name="P32"><text:span text:style-name="corps"><text:span text:style-name="T30">Si <text:s/>[AN] est le plus long côté alors RN + AR&gt; AN soit 5 + 14&gt; AN soit 19 &gt;AN et [AN] mesure 15cm.</text:span></text:span></text:p>
      <text:p text:style-name="P32"><text:span text:style-name="corps"/></text:p>
      <text:list xml:id="list174954058968693" text:continue-numbering="true" text:style-name="Num_5f_Exo">
        <text:list-item>
          <text:h text:style-name="P48" text:outline-level="1"><text:soft-page-break/><text:span text:style-name="Bold_5f_niv1"> Triangles remarquables</text:span></text:h>
        </text:list-item>
      </text:list>
      <text:list xml:id="list174953565098442" text:continue-list="list174953884407114" text:style-name="liste_5f_abc">
        <text:list-item text:start-value="1">
          <text:p text:style-name="P62">On cherche trois nombres entiers dont la somme est 12. Répertorie tous les trios possibles.</text:p>
        </text:list-item>
      </text:list>
      <text:section text:style-name="Sect5" text:name="Section21">
        <text:list xml:id="list174953990033672" text:continue-list="list174952757555348" text:style-name="_5f_Numérotation_20_des_20_exercices_20_livrets">
          <text:list-item>
            <text:list>
              <text:list-header>
                <text:p text:style-name="P65"><text:span text:style-name="corps"><text:span text:style-name="T35">(1,1,10) </text:span></text:span></text:p>
                <text:p text:style-name="P65"><text:span text:style-name="corps"><text:span text:style-name="T35">(1,2,9 ) </text:span></text:span></text:p>
                <text:p text:style-name="P65"><text:span text:style-name="corps"><text:span text:style-name="T35">(1,3,8) </text:span></text:span></text:p>
                <text:p text:style-name="P65"><text:span text:style-name="corps"><text:span text:style-name="T35">(1,4,7) </text:span></text:span></text:p>
                <text:p text:style-name="P65"><text:span text:style-name="corps"><text:span text:style-name="T35">(1,5,6 )</text:span></text:span></text:p>
                <text:p text:style-name="P65"><text:span text:style-name="corps"><text:span text:style-name="T35">( 2,2,8)</text:span></text:span><text:span text:style-name="corps"><text:span text:style-name="T31"> </text:span></text:span></text:p>
                <text:p text:style-name="P65"><text:span text:style-name="corps"><text:span text:style-name="T35">(2,3,7) </text:span></text:span></text:p>
                <text:p text:style-name="P65"><text:span text:style-name="corps"><text:span text:style-name="T35">(2,4,6) </text:span></text:span></text:p>
                <text:p text:style-name="P65"><text:span text:style-name="corps"><text:span text:style-name="T31">(2,5,5) </text:span></text:span></text:p>
                <text:p text:style-name="P65"><text:span text:style-name="corps"><text:span text:style-name="T31">(</text:span></text:span><text:span text:style-name="corps"><text:span text:style-name="T35">3,3,6</text:span></text:span><text:span text:style-name="corps"><text:span text:style-name="T31">)</text:span></text:span></text:p>
                <text:p text:style-name="P65"><text:span text:style-name="corps"><text:span text:style-name="T31">(3,4,5) <text:s/></text:span></text:span></text:p>
                <text:p text:style-name="P65"><text:span text:style-name="corps"><text:span text:style-name="T31">(4,4,4 )</text:span></text:span></text:p>
              </text:list-header>
            </text:list>
          </text:list-item>
        </text:list>
      </text:section>
      <text:p text:style-name="P42">On cherche maintenant tous les triangles dont les mesures des côtés sont des nombres entiers et dont le périmètre est 12 unités de longueur.</text:p>
      <text:list xml:id="list174953054876599" text:continue-list="list174953565098442" text:style-name="liste_5f_abc">
        <text:list-item>
          <text:p text:style-name="P63">Quel lien y a-t-il avec la question <text:span text:style-name="T29">a.</text:span><text:span text:style-name="T25"> </text:span><text:span text:style-name="T26">?</text:span></text:p>
        </text:list-item>
      </text:list>
      <text:list xml:id="list174953661079353" text:continue-list="list174953990033672" text:style-name="_5f_Numérotation_20_des_20_exercices_20_livrets">
        <text:list-item>
          <text:list>
            <text:list-header>
              <text:p text:style-name="P81"><text:span text:style-name="corps"><text:span text:style-name="T32">Dans un triangle le périmètre est égal à la somme des longueurs des trois côtés, on a donc toutes les possibilités de longueurs pour les côtés du triangle </text:span></text:span></text:p>
            </text:list-header>
          </text:list>
        </text:list-item>
      </text:list>
      <text:list xml:id="list174954370476197" text:continue-list="list174953054876599" text:style-name="liste_5f_abc">
        <text:list-item>
          <text:p text:style-name="P82">Barre au crayon gris les trios que l'on peut éliminer. Justifie pourquoi.</text:p>
        </text:list-item>
      </text:list>
      <text:list xml:id="list174952786246554" text:continue-list="list174953661079353" text:style-name="_5f_Numérotation_20_des_20_exercices_20_livrets">
        <text:list-item>
          <text:list>
            <text:list-header>
              <text:p text:style-name="P84"><text:span text:style-name="corps"><text:span text:style-name="T31">Pour qu'un vrai triangle soit constructible, <text:s/>la longueur du plus long côté doit être strictement inférieure à la somme des longueurs des deux autres côtés.</text:span></text:span></text:p>
              <text:p text:style-name="P86"><draw:g text:anchor-type="paragraph" draw:z-index="28" draw:name="Forme14" draw:style-name="gr1"><draw:rect draw:style-name="gr2" draw:text-style-name="P97" svg:width="8.751cm" svg:height="6.698cm" svg:x="0cm" svg:y="0.259cm"><text:p/></draw:rect><draw:g draw:style-name="gr3"><draw:line draw:style-name="gr4" draw:text-style-name="P98" svg:x1="0.399cm" svg:y1="3.351cm" svg:x2="1.761cm" svg:y2="0.678cm"><text:p/></draw:line><draw:line draw:style-name="gr4" draw:text-style-name="P98" svg:x1="1.761cm" svg:y1="0.678cm" svg:x2="5.325cm" svg:y2="2.494cm"><text:p/></draw:line><draw:line draw:style-name="gr4" draw:text-style-name="P98" svg:x1="5.325cm" svg:y1="2.494cm" svg:x2="0.399cm" svg:y2="3.351cm"><text:p/></draw:line></draw:g><draw:frame draw:style-name="gr5" draw:text-style-name="P100" svg:width="0.881cm" svg:height="0.414cm" draw:transform="rotate (1.09973196168163) translate (0.448027777777778cm 2.16605555555556cm)"><draw:text-box><text:p text:style-name="P99"><text:span text:style-name="T42">3 cm</text:span></text:p></draw:text-box></draw:frame><draw:frame draw:style-name="gr6" draw:text-style-name="P100" svg:width="0.881cm" svg:height="0.414cm" draw:transform="rotate (-0.47106436511327) translate (3.18911111111111cm 0.881944444444445cm)"><draw:text-box><text:p text:style-name="P99"><text:span text:style-name="T42">4 cm</text:span></text:p></draw:text-box></draw:frame><draw:frame draw:style-name="gr7" draw:text-style-name="P100" svg:width="0.881cm" svg:height="0.414cm" draw:transform="rotate (0.177849050778222) translate (2.16076388888889cm 3.09738888888889cm)"><draw:text-box><text:p text:style-name="P99"><text:span text:style-name="T42">5 cm</text:span></text:p></draw:text-box></draw:frame><draw:g draw:style-name="gr3"><draw:line draw:style-name="gr4" draw:text-style-name="P98" svg:x1="5.964cm" svg:y1="0.792cm" svg:x2="7.964cm" svg:y2="0.792cm"><text:p/></draw:line><draw:line draw:style-name="gr4" draw:text-style-name="P98" svg:x1="7.964cm" svg:y1="0.792cm" svg:x2="6.964cm" svg:y2="5.691cm"><text:p/></draw:line><draw:line draw:style-name="gr4" draw:text-style-name="P98" svg:x1="6.964cm" svg:y1="5.691cm" svg:x2="5.964cm" svg:y2="0.792cm"><text:p/></draw:line></draw:g><draw:g draw:style-name="gr3"><draw:line draw:style-name="gr8" draw:text-style-name="P98" svg:x1="7.322cm" svg:y1="3.292cm" svg:x2="7.607cm" svg:y2="3.197cm"><text:p/></draw:line><draw:line draw:style-name="gr8" draw:text-style-name="P98" svg:x1="7.342cm" svg:y1="3.194cm" svg:x2="7.627cm" svg:y2="3.099cm"><text:p/></draw:line></draw:g><draw:g draw:style-name="gr3"><draw:line draw:style-name="gr8" draw:text-style-name="P98" svg:x1="6.352cm" svg:y1="3.344cm" svg:x2="6.577cm" svg:y2="3.145cm"><text:p/></draw:line><draw:line draw:style-name="gr8" draw:text-style-name="P98" svg:x1="6.332cm" svg:y1="3.246cm" svg:x2="6.557cm" svg:y2="3.047cm"><text:p/></draw:line></draw:g><draw:frame draw:style-name="gr9" draw:text-style-name="P100" svg:width="0.881cm" svg:height="0.414cm" svg:x="6.574cm" svg:y="0.404cm"><draw:text-box><text:p text:style-name="P99"><text:span text:style-name="T42">2 cm</text:span></text:p></draw:text-box></draw:frame><draw:frame draw:style-name="gr10" draw:text-style-name="P100" svg:width="0.881cm" svg:height="0.414cm" draw:transform="rotate (-1.77185825662464) translate (8.20031944444444cm 2.49590277777778cm)"><draw:text-box><text:p text:style-name="P99"><text:span text:style-name="T42">5 cm</text:span></text:p></draw:text-box></draw:frame><draw:g draw:style-name="gr3"><draw:line draw:style-name="gr4" draw:text-style-name="P98" svg:x1="2.293cm" svg:y1="6.819cm" svg:x2="3.726cm" svg:y2="3.085cm"><text:p/></draw:line><draw:line draw:style-name="gr4" draw:text-style-name="P98" svg:x1="3.726cm" svg:y1="3.085cm" svg:x2="6.243cm" svg:y2="6.194cm"><text:p/></draw:line><draw:line draw:style-name="gr4" draw:text-style-name="P98" svg:x1="6.244cm" svg:y1="6.193cm" svg:x2="2.293cm" svg:y2="6.819cm"><text:p/></draw:line></draw:g><draw:g draw:style-name="gr3"><draw:line draw:style-name="gr8" draw:text-style-name="P98" svg:x1="3.157cm" svg:y1="4.929cm" svg:x2="2.861cm" svg:y2="4.976cm"><text:p/></draw:line><draw:line draw:style-name="gr8" draw:text-style-name="P98" svg:x1="3.121cm" svg:y1="5.022cm" svg:x2="2.825cm" svg:y2="5.069cm"><text:p/></draw:line></draw:g><draw:g draw:style-name="gr3"><draw:line draw:style-name="gr8" draw:text-style-name="P98" svg:x1="4.931cm" svg:y1="4.778cm" svg:x2="5.039cm" svg:y2="4.498cm"><text:p/></draw:line><draw:line draw:style-name="gr8" draw:text-style-name="P98" svg:x1="4.868cm" svg:y1="4.701cm" svg:x2="4.976cm" svg:y2="4.421cm"><text:p/></draw:line></draw:g><draw:g draw:style-name="gr3"><draw:line draw:style-name="gr8" draw:text-style-name="P98" svg:x1="4.362cm" svg:y1="6.622cm" svg:x2="4.173cm" svg:y2="6.389cm"><text:p/></draw:line><draw:line draw:style-name="gr8" draw:text-style-name="P98" svg:x1="4.263cm" svg:y1="6.636cm" svg:x2="4.074cm" svg:y2="6.403cm"><text:p/></draw:line></draw:g><draw:frame draw:style-name="gr11" draw:text-style-name="P100" svg:width="0.881cm" svg:height="0.414cm" draw:transform="rotate (-0.889943385591909) translate (5.20876388888889cm 3.87879166666667cm)"><draw:text-box><text:p text:style-name="P99"><text:span text:style-name="T42">4 cm</text:span></text:p></draw:text-box></draw:frame></draw:g><text:span text:style-name="corps"/></text:p>
              <text:p text:style-name="P59"><text:span text:style-name="corps"/></text:p>
              <text:p text:style-name="P86"><text:span text:style-name="corps"/></text:p>
            </text:list-header>
          </text:list>
        </text:list-item>
      </text:list>
      <text:p text:style-name="P87"><text:span text:style-name="corps"/></text:p>
      <text:p text:style-name="P87"><text:span text:style-name="corps"/></text:p>
      <text:p text:style-name="P87"><text:span text:style-name="corps"/></text:p>
      <text:p text:style-name="P87"><text:span text:style-name="corps"/></text:p>
      <text:p text:style-name="P87"><text:span text:style-name="corps"/></text:p>
      <text:p text:style-name="P87"><text:span text:style-name="corps"/></text:p>
      <text:list xml:id="list174954309585734" text:continue-list="list174954370476197" text:style-name="liste_5f_abc">
        <text:list-item>
          <text:p text:style-name="P83">Quels sont les triangles cherchés ? </text:p>
        </text:list-item>
      </text:list>
      <text:list xml:id="list174953555707881" text:continue-list="list174952786246554" text:style-name="_5f_Numérotation_20_des_20_exercices_20_livrets">
        <text:list-item>
          <text:list>
            <text:list-header>
              <text:p text:style-name="P65"><text:span text:style-name="corps"><text:span text:style-name="T31">Les triangles cherchés ont pour longueur de côtés les triplets : (2,5,5) <text:s/>(3,4,5) <text:s/>(4,4,4)</text:span></text:span></text:p>
            </text:list-header>
          </text:list>
        </text:list-item>
      </text:list>
      <text:list xml:id="list174954273264596" text:continue-list="list174954309585734" text:style-name="liste_5f_abc">
        <text:list-item>
          <text:p text:style-name="P85">Qu'ont-ils de remarquable<text:span text:style-name="T41">s</text:span> ? Construis-les <text:span text:style-name="T41">sur ton cahier de brouillon </text:span>en prenant un centimètre pour unité de longueurs si nécessaire. </text:p>
        </text:list-item>
      </text:list>
      <text:list xml:id="list174953423661232" text:continue-list="list174953555707881" text:style-name="_5f_Numérotation_20_des_20_exercices_20_livrets">
        <text:list-item>
          <text:list>
            <text:list-header>
              <text:p text:style-name="P69"><text:span text:style-name="_5f_pointillés_20_gris"><text:span text:style-name="T36">Le triangl</text:span></text:span><text:span text:style-name="_5f_Correction_5f_surligné"><text:span text:style-name="T37">e </text:span></text:span><text:span text:style-name="_5f_Correction_5f_surligné"><text:span text:style-name="T39">(2,5,5) est</text:span></text:span><text:span text:style-name="_5f_Correction_5f_surligné"><text:span text:style-name="T37"> isocèle, </text:span></text:span><text:span text:style-name="_5f_Correction_5f_surligné"><text:span text:style-name="T39">(4,4,4) est</text:span></text:span><text:span text:style-name="_5f_Correction_5f_surligné"><text:span text:style-name="T37"> équilatéral, <text:s/></text:span></text:span><text:span text:style-name="_5f_Correction_5f_surligné"><text:span text:style-name="T39">(</text:span></text:span><text:span text:style-name="corps"><text:span text:style-name="T33">3,4,5) est</text:span></text:span><text:span text:style-name="_5f_pointillés_20_gris"><text:span text:style-name="T36"> rectangle. </text:span></text:span><text:span text:style-name="_5f_pointillés_20_gris"><text:span text:style-name="T19">.</text:span></text:span></text:p>
              <text:p text:style-name="P67"><text:span text:style-name="_5f_pointillés_20_gris"/></text:p>
              <text:p text:style-name="P60"><text:span text:style-name="_5f_pointillés_20_gris"/></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e_20_2" draw:display-name="Bitmape 2" xlink:href="Pictures/1000000000000462000000587CE155E8D689C890.png" xlink:type="simple" xlink:show="embed" xlink:actuate="onLoad"/>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81" draw:display-name="Dashed (var) 7281" draw:style="rect" draw:dots1="1" draw:dots1-length="0.011cm" draw:dots2="1" draw:dots2-length="0.011cm" draw:distance="0.011cm"/>
    <draw:stroke-dash draw:name="Dashed_20__28_var_29__20_7282" draw:display-name="Dashed (var) 7282" draw:style="rect" draw:dots1="1" draw:dots1-length="0.011cm" draw:dots2="1" draw:dots2-length="0.011cm" draw:distance="0.011cm"/>
    <draw:stroke-dash draw:name="Dashed_20__28_var_29__20_7283" draw:display-name="Dashed (var) 728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Bold" style:family="text">
      <style:text-properties style:font-name="Bitstream Vera Sans6" fo:font-family="'Bitstream Vera Sans'" style:font-style-name="Roman" style:font-family-generic="swiss" style:font-pitch="variable" fo:font-size="10pt" fo:font-weight="bold"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fo:background-color="#d3802b"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fo:background-color="#c74028" style:font-size-asian="10.5pt"/>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fo:background-color="#ffc924" style:font-size-asian="10.5pt"/>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22"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loext:opacity="100%" loext:color-lum-mod="100%" loext:color-lum-off="0%" style:font-name="Bitstream Vera Sans2" fo:font-size="16pt" fo:font-weight="bold" style:font-size-asian="16pt" style:font-weight-asian="bold" style:font-size-complex="16pt" style:font-weight-complex="bold"/>
    </style:style>
    <style:style style:name="MP30" style:family="paragraph" style:parent-style-name="Folio">
      <style:paragraph-properties fo:text-align="center" style:justify-single-word="false"/>
      <style:text-properties fo:font-size="8pt" style:font-size-asian="8pt" style:font-size-complex="8pt"/>
    </style:style>
    <style:style style:name="MP31" style:family="paragraph">
      <loext:graphic-properties draw:fill="solid" draw:fill-color="#1ca2b8"/>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2"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_5f_Fiche_20_éditeur_20_paire_20__28_G_29_" style:display-name="_Fiche éditeur paire (G)" style:page-layout-name="Mpm4" draw:style-name="Mdp1"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1"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1"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1"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draw:style-name="Mdp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draw:style-name="Mdp1" style:next-style-name="_5f_Fiche_20_éditeur_20_série_20_2_20_paire_20__28_G_29_">
      <style:header>
        <text:p text:style-name="MP3"><text:span text:style-name="MT1">Série 2 :</text:span> <text:span text:style-name="MT1">???</text:span></text:p>
      </style:header>
      <style:footer>
        <text:p text:style-name="MP6">Chapitre ? : ...</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draw:style-name="Mdp1"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4_20_impaire_20__28_D_29_" style:display-name="_Fiche éditeur série 4 impaire (D)" style:page-layout-name="Mpm11" draw:style-name="Mdp1"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10" draw:style-name="Mdp1"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5_20_paire_20__28_D_29_" style:display-name="_Fiche éditeur série 5 paire (D)" style:page-layout-name="Mpm12" draw:style-name="Mdp1"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3" draw:style-name="Mdp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6">N4 : Fractions</text:p>
              </table:table-cell>
              <table:table-cell table:style-name="Tableau18.A1" office:value-type="string">
                <text:p text:style-name="MP16"/>
              </table:table-cell>
            </table:table-row>
          </table:table-header-rows>
          <table:table-row table:style-name="Tableau18.1">
            <table:covered-table-cell table:style-name="Tableau18.A1"/>
            <table:table-cell table:style-name="Tableau18.A1" office:value-type="string">
              <text:p text:style-name="MP17">Série 1 : Fractions et parts</text:p>
            </table:table-cell>
            <table:table-cell table:style-name="Tableau18.A1" office:value-type="string">
              <text:p text:style-name="MP17"/>
            </table:table-cell>
          </table:table-row>
        </table:table>
        <text:p text:style-name="MP18"/>
      </style:header>
    </style:master-page>
    <style:master-page style:name="_5f_Fiche_20_éditeur_20_série_20_1_20_impaire_20__28_D_29_" style:display-name="_Fiche éditeur série 1 impaire (D)" style:page-layout-name="Mpm14" draw:style-name="Mdp1"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5" draw:style-name="Mdp1">
      <style:header>
        <text:p text:style-name="MP19"/>
        <text:p text:style-name="MP20"><text:span text:style-name="MT2">Chapitre N3 :</text:span> <text:span text:style-name="MT3">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9" draw:style-name="Mdp1"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éditeur_20_synthèse_20_impaire_20__28_D_29_" style:display-name="_Fiche éditeur synthèse impaire (D)" style:page-layout-name="Mpm11" draw:style-name="Mdp1" style:next-style-name="_5f_Fiche_20_éditeur_20_synthèse_20_paire_20__28_G_29_">
      <style:header>
        <text:p text:style-name="MP10">Synthèse</text:p>
      </style:header>
      <style:footer>
        <text:p text:style-name="MP6">Chapitre ? : ...</text:p>
      </style:footer>
      <style:footer-left>
        <text:p text:style-name="MP22"/>
      </style:footer-left>
    </style:master-page>
    <style:master-page style:name="_5f_Fiche_20_éditeur_20_série_20_3_20_paire_20__28_G_29_" style:display-name="_Fiche éditeur série 3 paire (G)" style:page-layout-name="Mpm10" draw:style-name="Mdp1" style:next-style-name="_5f_Fiche_20_éditeur_20_série_20_3_20_impaire_20__28_D_29_">
      <style:header>
        <text:p text:style-name="MP10">Série 3 : ???</text:p>
      </style:header>
      <style:footer>
        <text:p text:style-name="MP13">Chapitre ? : ...</text:p>
      </style:footer>
    </style:master-page>
    <style:master-page style:name="_5f_Fiche_20_éditeur_20_synthèse_20_paire_20__28_G_29_" style:display-name="_Fiche éditeur synthèse paire (G)" style:page-layout-name="Mpm10" draw:style-name="Mdp1"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6" draw:style-name="Mdp1">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draw:style-name="Mdp1"/>
    <style:master-page style:name="Left_20_Page" style:display-name="Left Page" style:page-layout-name="Mpm18" draw:style-name="Mdp1" style:next-style-name="Right_20_Page"/>
    <style:master-page style:name="First_20_Page" style:display-name="First Page" style:page-layout-name="Mpm19" draw:style-name="Mdp1" style:next-style-name="Standard"/>
    <style:master-page style:name="Envelope" style:page-layout-name="Mpm20" draw:style-name="Mdp1"/>
    <style:master-page style:name="Index" style:page-layout-name="Mpm19" draw:style-name="Mdp1"/>
    <style:master-page style:name="Footnote" style:page-layout-name="Mpm2" draw:style-name="Mdp1"/>
    <style:master-page style:name="Landscape" style:page-layout-name="Mpm21" draw:style-name="Mdp1"/>
    <style:master-page style:name="_5f_Fiche_20_éditeur_20_série_20_2_20_une_20_colonne_20_impaire_20__28_G_29_" style:display-name="_Fiche éditeur série 2 une colonne impaire (G)" style:page-layout-name="Mpm22" draw:style-name="Mdp1">
      <style:header>
        <text:p text:style-name="MP26"><draw:path text:anchor-type="paragraph" draw:z-index="5" draw:name="Forme1" draw:style-name="Mgr1" draw:text-style-name="MP27" svg:width="4.329cm" svg:height="2.24cm" svg:x="-1.499cm" svg:y="-1cm" svg:viewBox="0 0 4330 2241" svg:d="M0 2241l3984-288c209-15 363-168 345-342l-170-1611h-4159z"><text:p/></draw:path><draw:frame text:anchor-type="paragraph" draw:z-index="8" draw:name="Forme2" draw:style-name="Mgr2" draw:text-style-name="MP29" svg:width="2.703cm" svg:height="0.715cm" draw:transform="rotate (0.0872664625997165) translate (-0.172861111111111cm 0.218722222222222cm)"><draw:text-box><text:p text:style-name="MP28"><text:span text:style-name="MT4">Série 2</text:span></text:p></draw:text-box></draw:frame><draw:line text:anchor-type="paragraph" draw:z-index="17" draw:name="Forme3" draw:style-name="Mgr3" draw:text-style-name="MP28" svg:x1="12.723cm" svg:y1="0.36cm" svg:x2="20.5cm" svg:y2="0.36cm"><text:p/></draw:line>Utiliser l'inégalité triangulaire</text:p>
      </style:header>
      <style:footer>
        <text:p text:style-name="Footer"><draw:frame draw:style-name="Mfr1" draw:name="Cadre1" text:anchor-type="paragraph" svg:y="-0.06cm" draw:z-index="11"><draw:text-box fo:min-height="0.499cm" fo:min-width="3cm"><draw:frame draw:style-name="Mfr2" draw:name="Cadre2" text:anchor-type="frame" svg:x="0.45cm" svg:y="0.079cm" svg:width="0.817cm" draw:z-index="14"><draw:text-box fo:min-height="0.355cm"><text:p text:style-name="MP30"><draw:g text:anchor-type="paragraph" draw:z-index="2" draw:name="Forme4" draw:style-name="Mgr4"><draw:path draw:style-name="Mgr5" draw:text-style-name="MP31" svg:width="0.855cm" svg:height="1.172cm" svg:x="-0.03cm" svg:y="-0.194cm" svg:viewBox="0 0 856 1173" svg:d="M856 1173h-856v-991c0-100 79-182 175-182h505c97 0 176 82 176 182z"><text:p/></draw:path></draw:g><text:page-number text:select-page="current">99</text:page-number></text:p></draw:text-box></draw:frame><text:p text:style-name="Footer">Angles et triangles • D1</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3-09-13T17:49:51.443000000</dc:date>
    <meta:printed-by>Katia Hache</meta:printed-by>
    <meta:print-date>2008-12-06T20:07:18</meta:print-date>
    <meta:editing-cycles>95</meta:editing-cycles>
    <meta:editing-duration>P1DT6H24M20S</meta:editing-duration>
    <meta:document-statistic meta:table-count="3" meta:image-count="0" meta:object-count="0" meta:page-count="5" meta:paragraph-count="186" meta:word-count="1118" meta:character-count="5674" meta:non-whitespace-character-count="4286"/>
    <meta:user-defined meta:name="Info 1"/>
    <meta:user-defined meta:name="Info 2"/>
    <meta:user-defined meta:name="Info 3"/>
    <meta:user-defined meta:name="Info 4"/>
  </office:meta>
</office:document-meta>
</file>